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</text:p>
          </table:table-cell>
          <table:table-cell/>
          <table:table-cell table:formula="of:=CONCATENATE([.A1];[.B1];[.C1];[.D1];[.E1])" office:value-type="string" office:string-value="V 180 001" calcext:value-type="string">
            <text:p>V 180 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2</text:p>
          </table:table-cell>
          <table:table-cell/>
          <table:table-cell table:formula="of:=CONCATENATE([.A2];[.B2];[.C2];[.D2];[.E2])" office:value-type="string" office:string-value="V 180 002" calcext:value-type="string">
            <text:p>V 180 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3</text:p>
          </table:table-cell>
          <table:table-cell/>
          <table:table-cell table:formula="of:=CONCATENATE([.A3];[.B3];[.C3];[.D3];[.E3])" office:value-type="string" office:string-value="V 180 003" calcext:value-type="string">
            <text:p>V 180 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4</text:p>
          </table:table-cell>
          <table:table-cell/>
          <table:table-cell table:formula="of:=CONCATENATE([.A4];[.B4];[.C4];[.D4];[.E4])" office:value-type="string" office:string-value="V 180 004" calcext:value-type="string">
            <text:p>V 180 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5</text:p>
          </table:table-cell>
          <table:table-cell/>
          <table:table-cell table:formula="of:=CONCATENATE([.A5];[.B5];[.C5];[.D5];[.E5])" office:value-type="string" office:string-value="V 180 005" calcext:value-type="string">
            <text:p>V 180 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6</text:p>
          </table:table-cell>
          <table:table-cell/>
          <table:table-cell table:formula="of:=CONCATENATE([.A6];[.B6];[.C6];[.D6];[.E6])" office:value-type="string" office:string-value="V 180 006" calcext:value-type="string">
            <text:p>V 180 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7</text:p>
          </table:table-cell>
          <table:table-cell/>
          <table:table-cell table:formula="of:=CONCATENATE([.A7];[.B7];[.C7];[.D7];[.E7])" office:value-type="string" office:string-value="V 180 007" calcext:value-type="string">
            <text:p>V 180 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8</text:p>
          </table:table-cell>
          <table:table-cell/>
          <table:table-cell table:formula="of:=CONCATENATE([.A8];[.B8];[.C8];[.D8];[.E8])" office:value-type="string" office:string-value="V 180 008" calcext:value-type="string">
            <text:p>V 180 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9</text:p>
          </table:table-cell>
          <table:table-cell/>
          <table:table-cell table:formula="of:=CONCATENATE([.A9];[.B9];[.C9];[.D9];[.E9])" office:value-type="string" office:string-value="V 180 009" calcext:value-type="string">
            <text:p>V 180 0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0</text:p>
          </table:table-cell>
          <table:table-cell/>
          <table:table-cell table:formula="of:=CONCATENATE([.A10];[.B10];[.C10];[.D10];[.E10])" office:value-type="string" office:string-value="V 180 010" calcext:value-type="string">
            <text:p>V 180 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1</text:p>
          </table:table-cell>
          <table:table-cell/>
          <table:table-cell table:formula="of:=CONCATENATE([.A11];[.B11];[.C11];[.D11];[.E11])" office:value-type="string" office:string-value="V 180 011" calcext:value-type="string">
            <text:p>V 180 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2</text:p>
          </table:table-cell>
          <table:table-cell/>
          <table:table-cell table:formula="of:=CONCATENATE([.A12];[.B12];[.C12];[.D12];[.E12])" office:value-type="string" office:string-value="V 180 012" calcext:value-type="string">
            <text:p>V 180 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3</text:p>
          </table:table-cell>
          <table:table-cell/>
          <table:table-cell table:formula="of:=CONCATENATE([.A13];[.B13];[.C13];[.D13];[.E13])" office:value-type="string" office:string-value="V 180 013" calcext:value-type="string">
            <text:p>V 180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4</text:p>
          </table:table-cell>
          <table:table-cell/>
          <table:table-cell table:formula="of:=CONCATENATE([.A14];[.B14];[.C14];[.D14];[.E14])" office:value-type="string" office:string-value="V 180 014" calcext:value-type="string">
            <text:p>V 180 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5</text:p>
          </table:table-cell>
          <table:table-cell/>
          <table:table-cell table:formula="of:=CONCATENATE([.A15];[.B15];[.C15];[.D15];[.E15])" office:value-type="string" office:string-value="V 180 015" calcext:value-type="string">
            <text:p>V 180 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6</text:p>
          </table:table-cell>
          <table:table-cell/>
          <table:table-cell table:formula="of:=CONCATENATE([.A16];[.B16];[.C16];[.D16];[.E16])" office:value-type="string" office:string-value="V 180 016" calcext:value-type="string">
            <text:p>V 180 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7</text:p>
          </table:table-cell>
          <table:table-cell/>
          <table:table-cell table:formula="of:=CONCATENATE([.A17];[.B17];[.C17];[.D17];[.E17])" office:value-type="string" office:string-value="V 180 017" calcext:value-type="string">
            <text:p>V 180 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8</text:p>
          </table:table-cell>
          <table:table-cell/>
          <table:table-cell table:formula="of:=CONCATENATE([.A18];[.B18];[.C18];[.D18];[.E18])" office:value-type="string" office:string-value="V 180 018" calcext:value-type="string">
            <text:p>V 180 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9</text:p>
          </table:table-cell>
          <table:table-cell/>
          <table:table-cell table:formula="of:=CONCATENATE([.A19];[.B19];[.C19];[.D19];[.E19])" office:value-type="string" office:string-value="V 180 019" calcext:value-type="string">
            <text:p>V 180 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0</text:p>
          </table:table-cell>
          <table:table-cell/>
          <table:table-cell table:formula="of:=CONCATENATE([.A20];[.B20];[.C20];[.D20];[.E20])" office:value-type="string" office:string-value="V 180 020" calcext:value-type="string">
            <text:p>V 180 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1</text:p>
          </table:table-cell>
          <table:table-cell/>
          <table:table-cell table:formula="of:=CONCATENATE([.A21];[.B21];[.C21];[.D21];[.E21])" office:value-type="string" office:string-value="V 180 021" calcext:value-type="string">
            <text:p>V 180 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2</text:p>
          </table:table-cell>
          <table:table-cell/>
          <table:table-cell table:formula="of:=CONCATENATE([.A22];[.B22];[.C22];[.D22];[.E22])" office:value-type="string" office:string-value="V 180 022" calcext:value-type="string">
            <text:p>V 180 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3</text:p>
          </table:table-cell>
          <table:table-cell/>
          <table:table-cell table:formula="of:=CONCATENATE([.A23];[.B23];[.C23];[.D23];[.E23])" office:value-type="string" office:string-value="V 180 023" calcext:value-type="string">
            <text:p>V 180 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4</text:p>
          </table:table-cell>
          <table:table-cell/>
          <table:table-cell table:formula="of:=CONCATENATE([.A24];[.B24];[.C24];[.D24];[.E24])" office:value-type="string" office:string-value="V 180 024" calcext:value-type="string">
            <text:p>V 180 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5</text:p>
          </table:table-cell>
          <table:table-cell/>
          <table:table-cell table:formula="of:=CONCATENATE([.A25];[.B25];[.C25];[.D25];[.E25])" office:value-type="string" office:string-value="V 180 025" calcext:value-type="string">
            <text:p>V 180 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6</text:p>
          </table:table-cell>
          <table:table-cell/>
          <table:table-cell table:formula="of:=CONCATENATE([.A26];[.B26];[.C26];[.D26];[.E26])" office:value-type="string" office:string-value="V 180 026" calcext:value-type="string">
            <text:p>V 180 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7</text:p>
          </table:table-cell>
          <table:table-cell/>
          <table:table-cell table:formula="of:=CONCATENATE([.A27];[.B27];[.C27];[.D27];[.E27])" office:value-type="string" office:string-value="V 180 027" calcext:value-type="string">
            <text:p>V 180 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8</text:p>
          </table:table-cell>
          <table:table-cell/>
          <table:table-cell table:formula="of:=CONCATENATE([.A28];[.B28];[.C28];[.D28];[.E28])" office:value-type="string" office:string-value="V 180 028" calcext:value-type="string">
            <text:p>V 180 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9</text:p>
          </table:table-cell>
          <table:table-cell/>
          <table:table-cell table:formula="of:=CONCATENATE([.A29];[.B29];[.C29];[.D29];[.E29])" office:value-type="string" office:string-value="V 180 029" calcext:value-type="string">
            <text:p>V 180 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0</text:p>
          </table:table-cell>
          <table:table-cell/>
          <table:table-cell table:formula="of:=CONCATENATE([.A30];[.B30];[.C30];[.D30];[.E30])" office:value-type="string" office:string-value="V 180 030" calcext:value-type="string">
            <text:p>V 180 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1</text:p>
          </table:table-cell>
          <table:table-cell/>
          <table:table-cell table:formula="of:=CONCATENATE([.A31];[.B31];[.C31];[.D31];[.E31])" office:value-type="string" office:string-value="V 180 031" calcext:value-type="string">
            <text:p>V 180 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2</text:p>
          </table:table-cell>
          <table:table-cell/>
          <table:table-cell table:formula="of:=CONCATENATE([.A32];[.B32];[.C32];[.D32];[.E32])" office:value-type="string" office:string-value="V 180 032" calcext:value-type="string">
            <text:p>V 180 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3</text:p>
          </table:table-cell>
          <table:table-cell/>
          <table:table-cell table:formula="of:=CONCATENATE([.A33];[.B33];[.C33];[.D33];[.E33])" office:value-type="string" office:string-value="V 180 033" calcext:value-type="string">
            <text:p>V 180 0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4</text:p>
          </table:table-cell>
          <table:table-cell/>
          <table:table-cell table:formula="of:=CONCATENATE([.A34];[.B34];[.C34];[.D34];[.E34])" office:value-type="string" office:string-value="V 180 034" calcext:value-type="string">
            <text:p>V 180 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5</text:p>
          </table:table-cell>
          <table:table-cell/>
          <table:table-cell table:formula="of:=CONCATENATE([.A35];[.B35];[.C35];[.D35];[.E35])" office:value-type="string" office:string-value="V 180 035" calcext:value-type="string">
            <text:p>V 180 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6</text:p>
          </table:table-cell>
          <table:table-cell/>
          <table:table-cell table:formula="of:=CONCATENATE([.A36];[.B36];[.C36];[.D36];[.E36])" office:value-type="string" office:string-value="V 180 036" calcext:value-type="string">
            <text:p>V 180 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7</text:p>
          </table:table-cell>
          <table:table-cell/>
          <table:table-cell table:formula="of:=CONCATENATE([.A37];[.B37];[.C37];[.D37];[.E37])" office:value-type="string" office:string-value="V 180 037" calcext:value-type="string">
            <text:p>V 180 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8</text:p>
          </table:table-cell>
          <table:table-cell/>
          <table:table-cell table:formula="of:=CONCATENATE([.A38];[.B38];[.C38];[.D38];[.E38])" office:value-type="string" office:string-value="V 180 038" calcext:value-type="string">
            <text:p>V 180 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9</text:p>
          </table:table-cell>
          <table:table-cell/>
          <table:table-cell table:formula="of:=CONCATENATE([.A39];[.B39];[.C39];[.D39];[.E39])" office:value-type="string" office:string-value="V 180 039" calcext:value-type="string">
            <text:p>V 180 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0</text:p>
          </table:table-cell>
          <table:table-cell/>
          <table:table-cell table:formula="of:=CONCATENATE([.A40];[.B40];[.C40];[.D40];[.E40])" office:value-type="string" office:string-value="V 180 040" calcext:value-type="string">
            <text:p>V 180 0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1</text:p>
          </table:table-cell>
          <table:table-cell/>
          <table:table-cell table:formula="of:=CONCATENATE([.A41];[.B41];[.C41];[.D41];[.E41])" office:value-type="string" office:string-value="V 180 041" calcext:value-type="string">
            <text:p>V 180 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2</text:p>
          </table:table-cell>
          <table:table-cell/>
          <table:table-cell table:formula="of:=CONCATENATE([.A42];[.B42];[.C42];[.D42];[.E42])" office:value-type="string" office:string-value="V 180 042" calcext:value-type="string">
            <text:p>V 180 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3</text:p>
          </table:table-cell>
          <table:table-cell/>
          <table:table-cell table:formula="of:=CONCATENATE([.A43];[.B43];[.C43];[.D43];[.E43])" office:value-type="string" office:string-value="V 180 043" calcext:value-type="string">
            <text:p>V 180 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4</text:p>
          </table:table-cell>
          <table:table-cell/>
          <table:table-cell table:formula="of:=CONCATENATE([.A44];[.B44];[.C44];[.D44];[.E44])" office:value-type="string" office:string-value="V 180 044" calcext:value-type="string">
            <text:p>V 180 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5</text:p>
          </table:table-cell>
          <table:table-cell/>
          <table:table-cell table:formula="of:=CONCATENATE([.A45];[.B45];[.C45];[.D45];[.E45])" office:value-type="string" office:string-value="V 180 045" calcext:value-type="string">
            <text:p>V 180 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6</text:p>
          </table:table-cell>
          <table:table-cell/>
          <table:table-cell table:formula="of:=CONCATENATE([.A46];[.B46];[.C46];[.D46];[.E46])" office:value-type="string" office:string-value="V 180 046" calcext:value-type="string">
            <text:p>V 180 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7</text:p>
          </table:table-cell>
          <table:table-cell/>
          <table:table-cell table:formula="of:=CONCATENATE([.A47];[.B47];[.C47];[.D47];[.E47])" office:value-type="string" office:string-value="V 180 047" calcext:value-type="string">
            <text:p>V 180 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8</text:p>
          </table:table-cell>
          <table:table-cell/>
          <table:table-cell table:formula="of:=CONCATENATE([.A48];[.B48];[.C48];[.D48];[.E48])" office:value-type="string" office:string-value="V 180 048" calcext:value-type="string">
            <text:p>V 180 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9</text:p>
          </table:table-cell>
          <table:table-cell/>
          <table:table-cell table:formula="of:=CONCATENATE([.A49];[.B49];[.C49];[.D49];[.E49])" office:value-type="string" office:string-value="V 180 049" calcext:value-type="string">
            <text:p>V 180 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0</text:p>
          </table:table-cell>
          <table:table-cell/>
          <table:table-cell table:formula="of:=CONCATENATE([.A50];[.B50];[.C50];[.D50];[.E50])" office:value-type="string" office:string-value="V 180 050" calcext:value-type="string">
            <text:p>V 180 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1</text:p>
          </table:table-cell>
          <table:table-cell/>
          <table:table-cell table:formula="of:=CONCATENATE([.A51];[.B51];[.C51];[.D51];[.E51])" office:value-type="string" office:string-value="V 180 051" calcext:value-type="string">
            <text:p>V 180 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2</text:p>
          </table:table-cell>
          <table:table-cell/>
          <table:table-cell table:formula="of:=CONCATENATE([.A52];[.B52];[.C52];[.D52];[.E52])" office:value-type="string" office:string-value="V 180 052" calcext:value-type="string">
            <text:p>V 180 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</text:p>
          </table:table-cell>
          <table:table-cell/>
          <table:table-cell table:formula="of:=CONCATENATE([.A53];[.B53];[.C53];[.D53];[.E53])" office:value-type="string" office:string-value="V 180 053" calcext:value-type="string">
            <text:p>V 180 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4</text:p>
          </table:table-cell>
          <table:table-cell/>
          <table:table-cell table:formula="of:=CONCATENATE([.A54];[.B54];[.C54];[.D54];[.E54])" office:value-type="string" office:string-value="V 180 054" calcext:value-type="string">
            <text:p>V 180 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5</text:p>
          </table:table-cell>
          <table:table-cell/>
          <table:table-cell table:formula="of:=CONCATENATE([.A55];[.B55];[.C55];[.D55];[.E55])" office:value-type="string" office:string-value="V 180 055" calcext:value-type="string">
            <text:p>V 180 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6</text:p>
          </table:table-cell>
          <table:table-cell/>
          <table:table-cell table:formula="of:=CONCATENATE([.A56];[.B56];[.C56];[.D56];[.E56])" office:value-type="string" office:string-value="V 180 056" calcext:value-type="string">
            <text:p>V 180 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7</text:p>
          </table:table-cell>
          <table:table-cell/>
          <table:table-cell table:formula="of:=CONCATENATE([.A57];[.B57];[.C57];[.D57];[.E57])" office:value-type="string" office:string-value="V 180 057" calcext:value-type="string">
            <text:p>V 180 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8</text:p>
          </table:table-cell>
          <table:table-cell/>
          <table:table-cell table:formula="of:=CONCATENATE([.A58];[.B58];[.C58];[.D58];[.E58])" office:value-type="string" office:string-value="V 180 058" calcext:value-type="string">
            <text:p>V 180 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9</text:p>
          </table:table-cell>
          <table:table-cell/>
          <table:table-cell table:formula="of:=CONCATENATE([.A59];[.B59];[.C59];[.D59];[.E59])" office:value-type="string" office:string-value="V 180 059" calcext:value-type="string">
            <text:p>V 180 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</text:p>
          </table:table-cell>
          <table:table-cell/>
          <table:table-cell table:formula="of:=CONCATENATE([.A60];[.B60];[.C60];[.D60];[.E60])" office:value-type="string" office:string-value="V 180 060" calcext:value-type="string">
            <text:p>V 180 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1</text:p>
          </table:table-cell>
          <table:table-cell/>
          <table:table-cell table:formula="of:=CONCATENATE([.A61];[.B61];[.C61];[.D61];[.E61])" office:value-type="string" office:string-value="V 180 061" calcext:value-type="string">
            <text:p>V 180 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2</text:p>
          </table:table-cell>
          <table:table-cell/>
          <table:table-cell table:formula="of:=CONCATENATE([.A62];[.B62];[.C62];[.D62];[.E62])" office:value-type="string" office:string-value="V 180 062" calcext:value-type="string">
            <text:p>V 180 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3</text:p>
          </table:table-cell>
          <table:table-cell/>
          <table:table-cell table:formula="of:=CONCATENATE([.A63];[.B63];[.C63];[.D63];[.E63])" office:value-type="string" office:string-value="V 180 063" calcext:value-type="string">
            <text:p>V 180 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4</text:p>
          </table:table-cell>
          <table:table-cell/>
          <table:table-cell table:formula="of:=CONCATENATE([.A64];[.B64];[.C64];[.D64];[.E64])" office:value-type="string" office:string-value="V 180 064" calcext:value-type="string">
            <text:p>V 180 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5</text:p>
          </table:table-cell>
          <table:table-cell/>
          <table:table-cell table:formula="of:=CONCATENATE([.A65];[.B65];[.C65];[.D65];[.E65])" office:value-type="string" office:string-value="V 180 065" calcext:value-type="string">
            <text:p>V 180 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6</text:p>
          </table:table-cell>
          <table:table-cell/>
          <table:table-cell table:formula="of:=CONCATENATE([.A66];[.B66];[.C66];[.D66];[.E66])" office:value-type="string" office:string-value="V 180 066" calcext:value-type="string">
            <text:p>V 180 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7</text:p>
          </table:table-cell>
          <table:table-cell/>
          <table:table-cell table:formula="of:=CONCATENATE([.A67];[.B67];[.C67];[.D67];[.E67])" office:value-type="string" office:string-value="V 180 067" calcext:value-type="string">
            <text:p>V 180 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8</text:p>
          </table:table-cell>
          <table:table-cell/>
          <table:table-cell table:formula="of:=CONCATENATE([.A68];[.B68];[.C68];[.D68];[.E68])" office:value-type="string" office:string-value="V 180 068" calcext:value-type="string">
            <text:p>V 180 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9</text:p>
          </table:table-cell>
          <table:table-cell/>
          <table:table-cell table:formula="of:=CONCATENATE([.A69];[.B69];[.C69];[.D69];[.E69])" office:value-type="string" office:string-value="V 180 069" calcext:value-type="string">
            <text:p>V 180 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0</text:p>
          </table:table-cell>
          <table:table-cell/>
          <table:table-cell table:formula="of:=CONCATENATE([.A70];[.B70];[.C70];[.D70];[.E70])" office:value-type="string" office:string-value="V 180 070" calcext:value-type="string">
            <text:p>V 180 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1</text:p>
          </table:table-cell>
          <table:table-cell/>
          <table:table-cell table:formula="of:=CONCATENATE([.A71];[.B71];[.C71];[.D71];[.E71])" office:value-type="string" office:string-value="V 180 071" calcext:value-type="string">
            <text:p>V 180 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2</text:p>
          </table:table-cell>
          <table:table-cell/>
          <table:table-cell table:formula="of:=CONCATENATE([.A72];[.B72];[.C72];[.D72];[.E72])" office:value-type="string" office:string-value="V 180 072" calcext:value-type="string">
            <text:p>V 180 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3</text:p>
          </table:table-cell>
          <table:table-cell/>
          <table:table-cell table:formula="of:=CONCATENATE([.A73];[.B73];[.C73];[.D73];[.E73])" office:value-type="string" office:string-value="V 180 073" calcext:value-type="string">
            <text:p>V 180 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4</text:p>
          </table:table-cell>
          <table:table-cell/>
          <table:table-cell table:formula="of:=CONCATENATE([.A74];[.B74];[.C74];[.D74];[.E74])" office:value-type="string" office:string-value="V 180 074" calcext:value-type="string">
            <text:p>V 180 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5</text:p>
          </table:table-cell>
          <table:table-cell/>
          <table:table-cell table:formula="of:=CONCATENATE([.A75];[.B75];[.C75];[.D75];[.E75])" office:value-type="string" office:string-value="V 180 075" calcext:value-type="string">
            <text:p>V 180 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6</text:p>
          </table:table-cell>
          <table:table-cell/>
          <table:table-cell table:formula="of:=CONCATENATE([.A76];[.B76];[.C76];[.D76];[.E76])" office:value-type="string" office:string-value="V 180 076" calcext:value-type="string">
            <text:p>V 180 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7</text:p>
          </table:table-cell>
          <table:table-cell/>
          <table:table-cell table:formula="of:=CONCATENATE([.A77];[.B77];[.C77];[.D77];[.E77])" office:value-type="string" office:string-value="V 180 077" calcext:value-type="string">
            <text:p>V 180 0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8</text:p>
          </table:table-cell>
          <table:table-cell/>
          <table:table-cell table:formula="of:=CONCATENATE([.A78];[.B78];[.C78];[.D78];[.E78])" office:value-type="string" office:string-value="V 180 078" calcext:value-type="string">
            <text:p>V 180 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9</text:p>
          </table:table-cell>
          <table:table-cell/>
          <table:table-cell table:formula="of:=CONCATENATE([.A79];[.B79];[.C79];[.D79];[.E79])" office:value-type="string" office:string-value="V 180 079" calcext:value-type="string">
            <text:p>V 180 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0</text:p>
          </table:table-cell>
          <table:table-cell/>
          <table:table-cell table:formula="of:=CONCATENATE([.A80];[.B80];[.C80];[.D80];[.E80])" office:value-type="string" office:string-value="V 180 080" calcext:value-type="string">
            <text:p>V 180 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1</text:p>
          </table:table-cell>
          <table:table-cell/>
          <table:table-cell table:formula="of:=CONCATENATE([.A81];[.B81];[.C81];[.D81];[.E81])" office:value-type="string" office:string-value="V 180 081" calcext:value-type="string">
            <text:p>V 180 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2</text:p>
          </table:table-cell>
          <table:table-cell/>
          <table:table-cell table:formula="of:=CONCATENATE([.A82];[.B82];[.C82];[.D82];[.E82])" office:value-type="string" office:string-value="V 180 082" calcext:value-type="string">
            <text:p>V 180 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3</text:p>
          </table:table-cell>
          <table:table-cell/>
          <table:table-cell table:formula="of:=CONCATENATE([.A83];[.B83];[.C83];[.D83];[.E83])" office:value-type="string" office:string-value="V 180 083" calcext:value-type="string">
            <text:p>V 180 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4</text:p>
          </table:table-cell>
          <table:table-cell/>
          <table:table-cell table:formula="of:=CONCATENATE([.A84];[.B84];[.C84];[.D84];[.E84])" office:value-type="string" office:string-value="V 180 084" calcext:value-type="string">
            <text:p>V 180 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5</text:p>
          </table:table-cell>
          <table:table-cell/>
          <table:table-cell table:formula="of:=CONCATENATE([.A85];[.B85];[.C85];[.D85];[.E85])" office:value-type="string" office:string-value="V 180 085" calcext:value-type="string">
            <text:p>V 180 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6</text:p>
          </table:table-cell>
          <table:table-cell/>
          <table:table-cell table:formula="of:=CONCATENATE([.A86];[.B86];[.C86];[.D86];[.E86])" office:value-type="string" office:string-value="V 180 086" calcext:value-type="string">
            <text:p>V 180 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7</text:p>
          </table:table-cell>
          <table:table-cell/>
          <table:table-cell table:formula="of:=CONCATENATE([.A87];[.B87];[.C87];[.D87];[.E87])" office:value-type="string" office:string-value="V 180 087" calcext:value-type="string">
            <text:p>V 180 0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1</text:p>
          </table:table-cell>
          <table:table-cell/>
          <table:table-cell table:formula="of:=CONCATENATE([.A89];[.B89];[.C89];[.D89];[.E89])" office:value-type="string" office:string-value="V 180 101" calcext:value-type="string">
            <text:p>V 180 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2</text:p>
          </table:table-cell>
          <table:table-cell/>
          <table:table-cell table:formula="of:=CONCATENATE([.A90];[.B90];[.C90];[.D90];[.E90])" office:value-type="string" office:string-value="V 180 102" calcext:value-type="string">
            <text:p>V 180 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3</text:p>
          </table:table-cell>
          <table:table-cell/>
          <table:table-cell table:formula="of:=CONCATENATE([.A91];[.B91];[.C91];[.D91];[.E91])" office:value-type="string" office:string-value="V 180 103" calcext:value-type="string">
            <text:p>V 180 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4</text:p>
          </table:table-cell>
          <table:table-cell/>
          <table:table-cell table:formula="of:=CONCATENATE([.A92];[.B92];[.C92];[.D92];[.E92])" office:value-type="string" office:string-value="V 180 104" calcext:value-type="string">
            <text:p>V 180 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5</text:p>
          </table:table-cell>
          <table:table-cell/>
          <table:table-cell table:formula="of:=CONCATENATE([.A93];[.B93];[.C93];[.D93];[.E93])" office:value-type="string" office:string-value="V 180 105" calcext:value-type="string">
            <text:p>V 180 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6</text:p>
          </table:table-cell>
          <table:table-cell/>
          <table:table-cell table:formula="of:=CONCATENATE([.A94];[.B94];[.C94];[.D94];[.E94])" office:value-type="string" office:string-value="V 180 106" calcext:value-type="string">
            <text:p>V 180 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7</text:p>
          </table:table-cell>
          <table:table-cell/>
          <table:table-cell table:formula="of:=CONCATENATE([.A95];[.B95];[.C95];[.D95];[.E95])" office:value-type="string" office:string-value="V 180 107" calcext:value-type="string">
            <text:p>V 180 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8</text:p>
          </table:table-cell>
          <table:table-cell/>
          <table:table-cell table:formula="of:=CONCATENATE([.A96];[.B96];[.C96];[.D96];[.E96])" office:value-type="string" office:string-value="V 180 108" calcext:value-type="string">
            <text:p>V 180 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9</text:p>
          </table:table-cell>
          <table:table-cell/>
          <table:table-cell table:formula="of:=CONCATENATE([.A97];[.B97];[.C97];[.D97];[.E97])" office:value-type="string" office:string-value="V 180 109" calcext:value-type="string">
            <text:p>V 180 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0</text:p>
          </table:table-cell>
          <table:table-cell/>
          <table:table-cell table:formula="of:=CONCATENATE([.A98];[.B98];[.C98];[.D98];[.E98])" office:value-type="string" office:string-value="V 180 110" calcext:value-type="string">
            <text:p>V 180 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1</text:p>
          </table:table-cell>
          <table:table-cell/>
          <table:table-cell table:formula="of:=CONCATENATE([.A99];[.B99];[.C99];[.D99];[.E99])" office:value-type="string" office:string-value="V 180 111" calcext:value-type="string">
            <text:p>V 180 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2</text:p>
          </table:table-cell>
          <table:table-cell/>
          <table:table-cell table:formula="of:=CONCATENATE([.A100];[.B100];[.C100];[.D100];[.E100])" office:value-type="string" office:string-value="V 180 112" calcext:value-type="string">
            <text:p>V 180 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3</text:p>
          </table:table-cell>
          <table:table-cell/>
          <table:table-cell table:formula="of:=CONCATENATE([.A101];[.B101];[.C101];[.D101];[.E101])" office:value-type="string" office:string-value="V 180 113" calcext:value-type="string">
            <text:p>V 180 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4</text:p>
          </table:table-cell>
          <table:table-cell/>
          <table:table-cell table:formula="of:=CONCATENATE([.A102];[.B102];[.C102];[.D102];[.E102])" office:value-type="string" office:string-value="V 180 114" calcext:value-type="string">
            <text:p>V 180 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5</text:p>
          </table:table-cell>
          <table:table-cell/>
          <table:table-cell table:formula="of:=CONCATENATE([.A103];[.B103];[.C103];[.D103];[.E103])" office:value-type="string" office:string-value="V 180 115" calcext:value-type="string">
            <text:p>V 180 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6</text:p>
          </table:table-cell>
          <table:table-cell/>
          <table:table-cell table:formula="of:=CONCATENATE([.A104];[.B104];[.C104];[.D104];[.E104])" office:value-type="string" office:string-value="V 180 116" calcext:value-type="string">
            <text:p>V 180 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7</text:p>
          </table:table-cell>
          <table:table-cell/>
          <table:table-cell table:formula="of:=CONCATENATE([.A105];[.B105];[.C105];[.D105];[.E105])" office:value-type="string" office:string-value="V 180 117" calcext:value-type="string">
            <text:p>V 180 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8</text:p>
          </table:table-cell>
          <table:table-cell/>
          <table:table-cell table:formula="of:=CONCATENATE([.A106];[.B106];[.C106];[.D106];[.E106])" office:value-type="string" office:string-value="V 180 118" calcext:value-type="string">
            <text:p>V 180 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9</text:p>
          </table:table-cell>
          <table:table-cell/>
          <table:table-cell table:formula="of:=CONCATENATE([.A107];[.B107];[.C107];[.D107];[.E107])" office:value-type="string" office:string-value="V 180 119" calcext:value-type="string">
            <text:p>V 180 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0</text:p>
          </table:table-cell>
          <table:table-cell/>
          <table:table-cell table:formula="of:=CONCATENATE([.A108];[.B108];[.C108];[.D108];[.E108])" office:value-type="string" office:string-value="V 180 120" calcext:value-type="string">
            <text:p>V 180 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1</text:p>
          </table:table-cell>
          <table:table-cell/>
          <table:table-cell table:formula="of:=CONCATENATE([.A109];[.B109];[.C109];[.D109];[.E109])" office:value-type="string" office:string-value="V 180 121" calcext:value-type="string">
            <text:p>V 180 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2</text:p>
          </table:table-cell>
          <table:table-cell/>
          <table:table-cell table:formula="of:=CONCATENATE([.A110];[.B110];[.C110];[.D110];[.E110])" office:value-type="string" office:string-value="V 180 122" calcext:value-type="string">
            <text:p>V 180 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3</text:p>
          </table:table-cell>
          <table:table-cell/>
          <table:table-cell table:formula="of:=CONCATENATE([.A111];[.B111];[.C111];[.D111];[.E111])" office:value-type="string" office:string-value="V 180 123" calcext:value-type="string">
            <text:p>V 180 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4</text:p>
          </table:table-cell>
          <table:table-cell/>
          <table:table-cell table:formula="of:=CONCATENATE([.A112];[.B112];[.C112];[.D112];[.E112])" office:value-type="string" office:string-value="V 180 124" calcext:value-type="string">
            <text:p>V 180 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5</text:p>
          </table:table-cell>
          <table:table-cell/>
          <table:table-cell table:formula="of:=CONCATENATE([.A113];[.B113];[.C113];[.D113];[.E113])" office:value-type="string" office:string-value="V 180 125" calcext:value-type="string">
            <text:p>V 180 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6</text:p>
          </table:table-cell>
          <table:table-cell/>
          <table:table-cell table:formula="of:=CONCATENATE([.A114];[.B114];[.C114];[.D114];[.E114])" office:value-type="string" office:string-value="V 180 126" calcext:value-type="string">
            <text:p>V 180 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7</text:p>
          </table:table-cell>
          <table:table-cell/>
          <table:table-cell table:formula="of:=CONCATENATE([.A115];[.B115];[.C115];[.D115];[.E115])" office:value-type="string" office:string-value="V 180 127" calcext:value-type="string">
            <text:p>V 180 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8</text:p>
          </table:table-cell>
          <table:table-cell/>
          <table:table-cell table:formula="of:=CONCATENATE([.A116];[.B116];[.C116];[.D116];[.E116])" office:value-type="string" office:string-value="V 180 128" calcext:value-type="string">
            <text:p>V 180 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9</text:p>
          </table:table-cell>
          <table:table-cell/>
          <table:table-cell table:formula="of:=CONCATENATE([.A117];[.B117];[.C117];[.D117];[.E117])" office:value-type="string" office:string-value="V 180 129" calcext:value-type="string">
            <text:p>V 180 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0</text:p>
          </table:table-cell>
          <table:table-cell/>
          <table:table-cell table:formula="of:=CONCATENATE([.A118];[.B118];[.C118];[.D118];[.E118])" office:value-type="string" office:string-value="V 180 130" calcext:value-type="string">
            <text:p>V 180 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1</text:p>
          </table:table-cell>
          <table:table-cell/>
          <table:table-cell table:formula="of:=CONCATENATE([.A119];[.B119];[.C119];[.D119];[.E119])" office:value-type="string" office:string-value="V 180 131" calcext:value-type="string">
            <text:p>V 180 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2</text:p>
          </table:table-cell>
          <table:table-cell/>
          <table:table-cell table:formula="of:=CONCATENATE([.A120];[.B120];[.C120];[.D120];[.E120])" office:value-type="string" office:string-value="V 180 132" calcext:value-type="string">
            <text:p>V 180 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3</text:p>
          </table:table-cell>
          <table:table-cell/>
          <table:table-cell table:formula="of:=CONCATENATE([.A121];[.B121];[.C121];[.D121];[.E121])" office:value-type="string" office:string-value="V 180 133" calcext:value-type="string">
            <text:p>V 180 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4</text:p>
          </table:table-cell>
          <table:table-cell/>
          <table:table-cell table:formula="of:=CONCATENATE([.A122];[.B122];[.C122];[.D122];[.E122])" office:value-type="string" office:string-value="V 180 134" calcext:value-type="string">
            <text:p>V 180 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</text:p>
          </table:table-cell>
          <table:table-cell/>
          <table:table-cell table:formula="of:=CONCATENATE([.A123];[.B123];[.C123];[.D123];[.E123])" office:value-type="string" office:string-value="V 180 135" calcext:value-type="string">
            <text:p>V 180 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6</text:p>
          </table:table-cell>
          <table:table-cell/>
          <table:table-cell table:formula="of:=CONCATENATE([.A124];[.B124];[.C124];[.D124];[.E124])" office:value-type="string" office:string-value="V 180 136" calcext:value-type="string">
            <text:p>V 180 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7</text:p>
          </table:table-cell>
          <table:table-cell/>
          <table:table-cell table:formula="of:=CONCATENATE([.A125];[.B125];[.C125];[.D125];[.E125])" office:value-type="string" office:string-value="V 180 137" calcext:value-type="string">
            <text:p>V 180 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8</text:p>
          </table:table-cell>
          <table:table-cell/>
          <table:table-cell table:formula="of:=CONCATENATE([.A126];[.B126];[.C126];[.D126];[.E126])" office:value-type="string" office:string-value="V 180 138" calcext:value-type="string">
            <text:p>V 180 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9</text:p>
          </table:table-cell>
          <table:table-cell/>
          <table:table-cell table:formula="of:=CONCATENATE([.A127];[.B127];[.C127];[.D127];[.E127])" office:value-type="string" office:string-value="V 180 139" calcext:value-type="string">
            <text:p>V 180 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0</text:p>
          </table:table-cell>
          <table:table-cell/>
          <table:table-cell table:formula="of:=CONCATENATE([.A128];[.B128];[.C128];[.D128];[.E128])" office:value-type="string" office:string-value="V 180 140" calcext:value-type="string">
            <text:p>V 180 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1</text:p>
          </table:table-cell>
          <table:table-cell/>
          <table:table-cell table:formula="of:=CONCATENATE([.A129];[.B129];[.C129];[.D129];[.E129])" office:value-type="string" office:string-value="V 180 141" calcext:value-type="string">
            <text:p>V 180 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2</text:p>
          </table:table-cell>
          <table:table-cell/>
          <table:table-cell table:formula="of:=CONCATENATE([.A130];[.B130];[.C130];[.D130];[.E130])" office:value-type="string" office:string-value="V 180 142" calcext:value-type="string">
            <text:p>V 180 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</text:p>
          </table:table-cell>
          <table:table-cell/>
          <table:table-cell table:formula="of:=CONCATENATE([.A131];[.B131];[.C131];[.D131];[.E131])" office:value-type="string" office:string-value="V 180 143" calcext:value-type="string">
            <text:p>V 180 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4</text:p>
          </table:table-cell>
          <table:table-cell/>
          <table:table-cell table:formula="of:=CONCATENATE([.A132];[.B132];[.C132];[.D132];[.E132])" office:value-type="string" office:string-value="V 180 144" calcext:value-type="string">
            <text:p>V 180 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5</text:p>
          </table:table-cell>
          <table:table-cell/>
          <table:table-cell table:formula="of:=CONCATENATE([.A133];[.B133];[.C133];[.D133];[.E133])" office:value-type="string" office:string-value="V 180 145" calcext:value-type="string">
            <text:p>V 180 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6</text:p>
          </table:table-cell>
          <table:table-cell/>
          <table:table-cell table:formula="of:=CONCATENATE([.A134];[.B134];[.C134];[.D134];[.E134])" office:value-type="string" office:string-value="V 180 146" calcext:value-type="string">
            <text:p>V 180 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7</text:p>
          </table:table-cell>
          <table:table-cell/>
          <table:table-cell table:formula="of:=CONCATENATE([.A135];[.B135];[.C135];[.D135];[.E135])" office:value-type="string" office:string-value="V 180 147" calcext:value-type="string">
            <text:p>V 180 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8</text:p>
          </table:table-cell>
          <table:table-cell/>
          <table:table-cell table:formula="of:=CONCATENATE([.A136];[.B136];[.C136];[.D136];[.E136])" office:value-type="string" office:string-value="V 180 148" calcext:value-type="string">
            <text:p>V 180 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9</text:p>
          </table:table-cell>
          <table:table-cell/>
          <table:table-cell table:formula="of:=CONCATENATE([.A137];[.B137];[.C137];[.D137];[.E137])" office:value-type="string" office:string-value="V 180 149" calcext:value-type="string">
            <text:p>V 180 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0</text:p>
          </table:table-cell>
          <table:table-cell/>
          <table:table-cell table:formula="of:=CONCATENATE([.A138];[.B138];[.C138];[.D138];[.E138])" office:value-type="string" office:string-value="V 180 150" calcext:value-type="string">
            <text:p>V 180 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1</text:p>
          </table:table-cell>
          <table:table-cell/>
          <table:table-cell table:formula="of:=CONCATENATE([.A139];[.B139];[.C139];[.D139];[.E139])" office:value-type="string" office:string-value="V 180 151" calcext:value-type="string">
            <text:p>V 180 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2</text:p>
          </table:table-cell>
          <table:table-cell/>
          <table:table-cell table:formula="of:=CONCATENATE([.A140];[.B140];[.C140];[.D140];[.E140])" office:value-type="string" office:string-value="V 180 152" calcext:value-type="string">
            <text:p>V 180 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3</text:p>
          </table:table-cell>
          <table:table-cell/>
          <table:table-cell table:formula="of:=CONCATENATE([.A141];[.B141];[.C141];[.D141];[.E141])" office:value-type="string" office:string-value="V 180 153" calcext:value-type="string">
            <text:p>V 180 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4</text:p>
          </table:table-cell>
          <table:table-cell/>
          <table:table-cell table:formula="of:=CONCATENATE([.A142];[.B142];[.C142];[.D142];[.E142])" office:value-type="string" office:string-value="V 180 154" calcext:value-type="string">
            <text:p>V 180 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5</text:p>
          </table:table-cell>
          <table:table-cell/>
          <table:table-cell table:formula="of:=CONCATENATE([.A143];[.B143];[.C143];[.D143];[.E143])" office:value-type="string" office:string-value="V 180 155" calcext:value-type="string">
            <text:p>V 180 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6</text:p>
          </table:table-cell>
          <table:table-cell/>
          <table:table-cell table:formula="of:=CONCATENATE([.A144];[.B144];[.C144];[.D144];[.E144])" office:value-type="string" office:string-value="V 180 156" calcext:value-type="string">
            <text:p>V 180 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7</text:p>
          </table:table-cell>
          <table:table-cell/>
          <table:table-cell table:formula="of:=CONCATENATE([.A145];[.B145];[.C145];[.D145];[.E145])" office:value-type="string" office:string-value="V 180 157" calcext:value-type="string">
            <text:p>V 180 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8</text:p>
          </table:table-cell>
          <table:table-cell/>
          <table:table-cell table:formula="of:=CONCATENATE([.A146];[.B146];[.C146];[.D146];[.E146])" office:value-type="string" office:string-value="V 180 158" calcext:value-type="string">
            <text:p>V 180 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9</text:p>
          </table:table-cell>
          <table:table-cell/>
          <table:table-cell table:formula="of:=CONCATENATE([.A147];[.B147];[.C147];[.D147];[.E147])" office:value-type="string" office:string-value="V 180 159" calcext:value-type="string">
            <text:p>V 180 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0</text:p>
          </table:table-cell>
          <table:table-cell/>
          <table:table-cell table:formula="of:=CONCATENATE([.A148];[.B148];[.C148];[.D148];[.E148])" office:value-type="string" office:string-value="V 180 160" calcext:value-type="string">
            <text:p>V 180 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1</text:p>
          </table:table-cell>
          <table:table-cell/>
          <table:table-cell table:formula="of:=CONCATENATE([.A149];[.B149];[.C149];[.D149];[.E149])" office:value-type="string" office:string-value="V 180 161" calcext:value-type="string">
            <text:p>V 180 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2</text:p>
          </table:table-cell>
          <table:table-cell/>
          <table:table-cell table:formula="of:=CONCATENATE([.A150];[.B150];[.C150];[.D150];[.E150])" office:value-type="string" office:string-value="V 180 162" calcext:value-type="string">
            <text:p>V 180 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3</text:p>
          </table:table-cell>
          <table:table-cell/>
          <table:table-cell table:formula="of:=CONCATENATE([.A151];[.B151];[.C151];[.D151];[.E151])" office:value-type="string" office:string-value="V 180 163" calcext:value-type="string">
            <text:p>V 180 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4</text:p>
          </table:table-cell>
          <table:table-cell/>
          <table:table-cell table:formula="of:=CONCATENATE([.A152];[.B152];[.C152];[.D152];[.E152])" office:value-type="string" office:string-value="V 180 164" calcext:value-type="string">
            <text:p>V 180 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5</text:p>
          </table:table-cell>
          <table:table-cell/>
          <table:table-cell table:formula="of:=CONCATENATE([.A153];[.B153];[.C153];[.D153];[.E153])" office:value-type="string" office:string-value="V 180 165" calcext:value-type="string">
            <text:p>V 180 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6</text:p>
          </table:table-cell>
          <table:table-cell/>
          <table:table-cell table:formula="of:=CONCATENATE([.A154];[.B154];[.C154];[.D154];[.E154])" office:value-type="string" office:string-value="V 180 166" calcext:value-type="string">
            <text:p>V 180 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7</text:p>
          </table:table-cell>
          <table:table-cell/>
          <table:table-cell table:formula="of:=CONCATENATE([.A155];[.B155];[.C155];[.D155];[.E155])" office:value-type="string" office:string-value="V 180 167" calcext:value-type="string">
            <text:p>V 180 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8</text:p>
          </table:table-cell>
          <table:table-cell/>
          <table:table-cell table:formula="of:=CONCATENATE([.A156];[.B156];[.C156];[.D156];[.E156])" office:value-type="string" office:string-value="V 180 168" calcext:value-type="string">
            <text:p>V 180 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9</text:p>
          </table:table-cell>
          <table:table-cell/>
          <table:table-cell table:formula="of:=CONCATENATE([.A157];[.B157];[.C157];[.D157];[.E157])" office:value-type="string" office:string-value="V 180 169" calcext:value-type="string">
            <text:p>V 180 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0</text:p>
          </table:table-cell>
          <table:table-cell/>
          <table:table-cell table:formula="of:=CONCATENATE([.A158];[.B158];[.C158];[.D158];[.E158])" office:value-type="string" office:string-value="V 180 170" calcext:value-type="string">
            <text:p>V 180 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1</text:p>
          </table:table-cell>
          <table:table-cell/>
          <table:table-cell table:formula="of:=CONCATENATE([.A159];[.B159];[.C159];[.D159];[.E159])" office:value-type="string" office:string-value="V 180 171" calcext:value-type="string">
            <text:p>V 180 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2</text:p>
          </table:table-cell>
          <table:table-cell/>
          <table:table-cell table:formula="of:=CONCATENATE([.A160];[.B160];[.C160];[.D160];[.E160])" office:value-type="string" office:string-value="V 180 172" calcext:value-type="string">
            <text:p>V 180 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3</text:p>
          </table:table-cell>
          <table:table-cell/>
          <table:table-cell table:formula="of:=CONCATENATE([.A161];[.B161];[.C161];[.D161];[.E161])" office:value-type="string" office:string-value="V 180 173" calcext:value-type="string">
            <text:p>V 180 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4</text:p>
          </table:table-cell>
          <table:table-cell/>
          <table:table-cell table:formula="of:=CONCATENATE([.A162];[.B162];[.C162];[.D162];[.E162])" office:value-type="string" office:string-value="V 180 174" calcext:value-type="string">
            <text:p>V 180 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5</text:p>
          </table:table-cell>
          <table:table-cell/>
          <table:table-cell table:formula="of:=CONCATENATE([.A163];[.B163];[.C163];[.D163];[.E163])" office:value-type="string" office:string-value="V 180 175" calcext:value-type="string">
            <text:p>V 180 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6</text:p>
          </table:table-cell>
          <table:table-cell/>
          <table:table-cell table:formula="of:=CONCATENATE([.A164];[.B164];[.C164];[.D164];[.E164])" office:value-type="string" office:string-value="V 180 176" calcext:value-type="string">
            <text:p>V 180 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7</text:p>
          </table:table-cell>
          <table:table-cell/>
          <table:table-cell table:formula="of:=CONCATENATE([.A165];[.B165];[.C165];[.D165];[.E165])" office:value-type="string" office:string-value="V 180 177" calcext:value-type="string">
            <text:p>V 180 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8</text:p>
          </table:table-cell>
          <table:table-cell/>
          <table:table-cell table:formula="of:=CONCATENATE([.A166];[.B166];[.C166];[.D166];[.E166])" office:value-type="string" office:string-value="V 180 178" calcext:value-type="string">
            <text:p>V 180 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9</text:p>
          </table:table-cell>
          <table:table-cell/>
          <table:table-cell table:formula="of:=CONCATENATE([.A167];[.B167];[.C167];[.D167];[.E167])" office:value-type="string" office:string-value="V 180 179" calcext:value-type="string">
            <text:p>V 180 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0</text:p>
          </table:table-cell>
          <table:table-cell/>
          <table:table-cell table:formula="of:=CONCATENATE([.A168];[.B168];[.C168];[.D168];[.E168])" office:value-type="string" office:string-value="V 180 180" calcext:value-type="string">
            <text:p>V 180 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1</text:p>
          </table:table-cell>
          <table:table-cell/>
          <table:table-cell table:formula="of:=CONCATENATE([.A169];[.B169];[.C169];[.D169];[.E169])" office:value-type="string" office:string-value="V 180 181" calcext:value-type="string">
            <text:p>V 180 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2</text:p>
          </table:table-cell>
          <table:table-cell/>
          <table:table-cell table:formula="of:=CONCATENATE([.A170];[.B170];[.C170];[.D170];[.E170])" office:value-type="string" office:string-value="V 180 182" calcext:value-type="string">
            <text:p>V 180 1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1</text:p>
          </table:table-cell>
          <table:table-cell/>
          <table:table-cell table:formula="of:=CONCATENATE([.A172];[.B172];[.C172];[.D172];[.E172])" office:value-type="string" office:string-value="V 180 201" calcext:value-type="string">
            <text:p>V 180 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2</text:p>
          </table:table-cell>
          <table:table-cell/>
          <table:table-cell table:formula="of:=CONCATENATE([.A173];[.B173];[.C173];[.D173];[.E173])" office:value-type="string" office:string-value="V 180 202" calcext:value-type="string">
            <text:p>V 180 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3</text:p>
          </table:table-cell>
          <table:table-cell/>
          <table:table-cell table:formula="of:=CONCATENATE([.A174];[.B174];[.C174];[.D174];[.E174])" office:value-type="string" office:string-value="V 180 203" calcext:value-type="string">
            <text:p>V 180 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4</text:p>
          </table:table-cell>
          <table:table-cell/>
          <table:table-cell table:formula="of:=CONCATENATE([.A175];[.B175];[.C175];[.D175];[.E175])" office:value-type="string" office:string-value="V 180 204" calcext:value-type="string">
            <text:p>V 180 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5</text:p>
          </table:table-cell>
          <table:table-cell/>
          <table:table-cell table:formula="of:=CONCATENATE([.A176];[.B176];[.C176];[.D176];[.E176])" office:value-type="string" office:string-value="V 180 205" calcext:value-type="string">
            <text:p>V 180 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6</text:p>
          </table:table-cell>
          <table:table-cell/>
          <table:table-cell table:formula="of:=CONCATENATE([.A177];[.B177];[.C177];[.D177];[.E177])" office:value-type="string" office:string-value="V 180 206" calcext:value-type="string">
            <text:p>V 180 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7</text:p>
          </table:table-cell>
          <table:table-cell/>
          <table:table-cell table:formula="of:=CONCATENATE([.A178];[.B178];[.C178];[.D178];[.E178])" office:value-type="string" office:string-value="V 180 207" calcext:value-type="string">
            <text:p>V 180 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8</text:p>
          </table:table-cell>
          <table:table-cell/>
          <table:table-cell table:formula="of:=CONCATENATE([.A179];[.B179];[.C179];[.D179];[.E179])" office:value-type="string" office:string-value="V 180 208" calcext:value-type="string">
            <text:p>V 180 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9</text:p>
          </table:table-cell>
          <table:table-cell/>
          <table:table-cell table:formula="of:=CONCATENATE([.A180];[.B180];[.C180];[.D180];[.E180])" office:value-type="string" office:string-value="V 180 209" calcext:value-type="string">
            <text:p>V 180 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0</text:p>
          </table:table-cell>
          <table:table-cell/>
          <table:table-cell table:formula="of:=CONCATENATE([.A181];[.B181];[.C181];[.D181];[.E181])" office:value-type="string" office:string-value="V 180 210" calcext:value-type="string">
            <text:p>V 180 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1</text:p>
          </table:table-cell>
          <table:table-cell/>
          <table:table-cell table:formula="of:=CONCATENATE([.A182];[.B182];[.C182];[.D182];[.E182])" office:value-type="string" office:string-value="V 180 211" calcext:value-type="string">
            <text:p>V 180 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2</text:p>
          </table:table-cell>
          <table:table-cell/>
          <table:table-cell table:formula="of:=CONCATENATE([.A183];[.B183];[.C183];[.D183];[.E183])" office:value-type="string" office:string-value="V 180 212" calcext:value-type="string">
            <text:p>V 180 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3</text:p>
          </table:table-cell>
          <table:table-cell/>
          <table:table-cell table:formula="of:=CONCATENATE([.A184];[.B184];[.C184];[.D184];[.E184])" office:value-type="string" office:string-value="V 180 213" calcext:value-type="string">
            <text:p>V 180 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4</text:p>
          </table:table-cell>
          <table:table-cell/>
          <table:table-cell table:formula="of:=CONCATENATE([.A185];[.B185];[.C185];[.D185];[.E185])" office:value-type="string" office:string-value="V 180 214" calcext:value-type="string">
            <text:p>V 180 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5</text:p>
          </table:table-cell>
          <table:table-cell/>
          <table:table-cell table:formula="of:=CONCATENATE([.A186];[.B186];[.C186];[.D186];[.E186])" office:value-type="string" office:string-value="V 180 215" calcext:value-type="string">
            <text:p>V 180 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6</text:p>
          </table:table-cell>
          <table:table-cell/>
          <table:table-cell table:formula="of:=CONCATENATE([.A187];[.B187];[.C187];[.D187];[.E187])" office:value-type="string" office:string-value="V 180 216" calcext:value-type="string">
            <text:p>V 180 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7</text:p>
          </table:table-cell>
          <table:table-cell/>
          <table:table-cell table:formula="of:=CONCATENATE([.A188];[.B188];[.C188];[.D188];[.E188])" office:value-type="string" office:string-value="V 180 217" calcext:value-type="string">
            <text:p>V 180 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8</text:p>
          </table:table-cell>
          <table:table-cell/>
          <table:table-cell table:formula="of:=CONCATENATE([.A189];[.B189];[.C189];[.D189];[.E189])" office:value-type="string" office:string-value="V 180 218" calcext:value-type="string">
            <text:p>V 180 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9</text:p>
          </table:table-cell>
          <table:table-cell/>
          <table:table-cell table:formula="of:=CONCATENATE([.A190];[.B190];[.C190];[.D190];[.E190])" office:value-type="string" office:string-value="V 180 219" calcext:value-type="string">
            <text:p>V 180 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0</text:p>
          </table:table-cell>
          <table:table-cell/>
          <table:table-cell table:formula="of:=CONCATENATE([.A191];[.B191];[.C191];[.D191];[.E191])" office:value-type="string" office:string-value="V 180 220" calcext:value-type="string">
            <text:p>V 180 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1</text:p>
          </table:table-cell>
          <table:table-cell/>
          <table:table-cell table:formula="of:=CONCATENATE([.A192];[.B192];[.C192];[.D192];[.E192])" office:value-type="string" office:string-value="V 180 221" calcext:value-type="string">
            <text:p>V 180 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2</text:p>
          </table:table-cell>
          <table:table-cell/>
          <table:table-cell table:formula="of:=CONCATENATE([.A193];[.B193];[.C193];[.D193];[.E193])" office:value-type="string" office:string-value="V 180 222" calcext:value-type="string">
            <text:p>V 180 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3</text:p>
          </table:table-cell>
          <table:table-cell/>
          <table:table-cell table:formula="of:=CONCATENATE([.A194];[.B194];[.C194];[.D194];[.E194])" office:value-type="string" office:string-value="V 180 223" calcext:value-type="string">
            <text:p>V 180 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4</text:p>
          </table:table-cell>
          <table:table-cell/>
          <table:table-cell table:formula="of:=CONCATENATE([.A195];[.B195];[.C195];[.D195];[.E195])" office:value-type="string" office:string-value="V 180 224" calcext:value-type="string">
            <text:p>V 180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5</text:p>
          </table:table-cell>
          <table:table-cell/>
          <table:table-cell table:formula="of:=CONCATENATE([.A196];[.B196];[.C196];[.D196];[.E196])" office:value-type="string" office:string-value="V 180 225" calcext:value-type="string">
            <text:p>V 180 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6</text:p>
          </table:table-cell>
          <table:table-cell/>
          <table:table-cell table:formula="of:=CONCATENATE([.A197];[.B197];[.C197];[.D197];[.E197])" office:value-type="string" office:string-value="V 180 226" calcext:value-type="string">
            <text:p>V 180 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7</text:p>
          </table:table-cell>
          <table:table-cell/>
          <table:table-cell table:formula="of:=CONCATENATE([.A198];[.B198];[.C198];[.D198];[.E198])" office:value-type="string" office:string-value="V 180 227" calcext:value-type="string">
            <text:p>V 180 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8</text:p>
          </table:table-cell>
          <table:table-cell/>
          <table:table-cell table:formula="of:=CONCATENATE([.A199];[.B199];[.C199];[.D199];[.E199])" office:value-type="string" office:string-value="V 180 228" calcext:value-type="string">
            <text:p>V 180 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9</text:p>
          </table:table-cell>
          <table:table-cell/>
          <table:table-cell table:formula="of:=CONCATENATE([.A200];[.B200];[.C200];[.D200];[.E200])" office:value-type="string" office:string-value="V 180 229" calcext:value-type="string">
            <text:p>V 180 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0</text:p>
          </table:table-cell>
          <table:table-cell/>
          <table:table-cell table:formula="of:=CONCATENATE([.A201];[.B201];[.C201];[.D201];[.E201])" office:value-type="string" office:string-value="V 180 230" calcext:value-type="string">
            <text:p>V 180 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1</text:p>
          </table:table-cell>
          <table:table-cell/>
          <table:table-cell table:formula="of:=CONCATENATE([.A202];[.B202];[.C202];[.D202];[.E202])" office:value-type="string" office:string-value="V 180 231" calcext:value-type="string">
            <text:p>V 180 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2</text:p>
          </table:table-cell>
          <table:table-cell/>
          <table:table-cell table:formula="of:=CONCATENATE([.A203];[.B203];[.C203];[.D203];[.E203])" office:value-type="string" office:string-value="V 180 232" calcext:value-type="string">
            <text:p>V 180 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3</text:p>
          </table:table-cell>
          <table:table-cell/>
          <table:table-cell table:formula="of:=CONCATENATE([.A204];[.B204];[.C204];[.D204];[.E204])" office:value-type="string" office:string-value="V 180 233" calcext:value-type="string">
            <text:p>V 180 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4</text:p>
          </table:table-cell>
          <table:table-cell/>
          <table:table-cell table:formula="of:=CONCATENATE([.A205];[.B205];[.C205];[.D205];[.E205])" office:value-type="string" office:string-value="V 180 234" calcext:value-type="string">
            <text:p>V 180 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5</text:p>
          </table:table-cell>
          <table:table-cell/>
          <table:table-cell table:formula="of:=CONCATENATE([.A206];[.B206];[.C206];[.D206];[.E206])" office:value-type="string" office:string-value="V 180 235" calcext:value-type="string">
            <text:p>V 180 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6</text:p>
          </table:table-cell>
          <table:table-cell/>
          <table:table-cell table:formula="of:=CONCATENATE([.A207];[.B207];[.C207];[.D207];[.E207])" office:value-type="string" office:string-value="V 180 236" calcext:value-type="string">
            <text:p>V 180 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7</text:p>
          </table:table-cell>
          <table:table-cell/>
          <table:table-cell table:formula="of:=CONCATENATE([.A208];[.B208];[.C208];[.D208];[.E208])" office:value-type="string" office:string-value="V 180 237" calcext:value-type="string">
            <text:p>V 180 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8</text:p>
          </table:table-cell>
          <table:table-cell/>
          <table:table-cell table:formula="of:=CONCATENATE([.A209];[.B209];[.C209];[.D209];[.E209])" office:value-type="string" office:string-value="V 180 238" calcext:value-type="string">
            <text:p>V 180 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9</text:p>
          </table:table-cell>
          <table:table-cell/>
          <table:table-cell table:formula="of:=CONCATENATE([.A210];[.B210];[.C210];[.D210];[.E210])" office:value-type="string" office:string-value="V 180 239" calcext:value-type="string">
            <text:p>V 180 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</text:p>
          </table:table-cell>
          <table:table-cell/>
          <table:table-cell table:formula="of:=CONCATENATE([.A211];[.B211];[.C211];[.D211];[.E211])" office:value-type="string" office:string-value="V 180 240" calcext:value-type="string">
            <text:p>V 180 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1</text:p>
          </table:table-cell>
          <table:table-cell/>
          <table:table-cell table:formula="of:=CONCATENATE([.A212];[.B212];[.C212];[.D212];[.E212])" office:value-type="string" office:string-value="V 180 241" calcext:value-type="string">
            <text:p>V 180 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2</text:p>
          </table:table-cell>
          <table:table-cell/>
          <table:table-cell table:formula="of:=CONCATENATE([.A213];[.B213];[.C213];[.D213];[.E213])" office:value-type="string" office:string-value="V 180 242" calcext:value-type="string">
            <text:p>V 180 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3</text:p>
          </table:table-cell>
          <table:table-cell/>
          <table:table-cell table:formula="of:=CONCATENATE([.A214];[.B214];[.C214];[.D214];[.E214])" office:value-type="string" office:string-value="V 180 243" calcext:value-type="string">
            <text:p>V 180 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4</text:p>
          </table:table-cell>
          <table:table-cell/>
          <table:table-cell table:formula="of:=CONCATENATE([.A215];[.B215];[.C215];[.D215];[.E215])" office:value-type="string" office:string-value="V 180 244" calcext:value-type="string">
            <text:p>V 180 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5</text:p>
          </table:table-cell>
          <table:table-cell/>
          <table:table-cell table:formula="of:=CONCATENATE([.A216];[.B216];[.C216];[.D216];[.E216])" office:value-type="string" office:string-value="V 180 245" calcext:value-type="string">
            <text:p>V 180 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6</text:p>
          </table:table-cell>
          <table:table-cell/>
          <table:table-cell table:formula="of:=CONCATENATE([.A217];[.B217];[.C217];[.D217];[.E217])" office:value-type="string" office:string-value="V 180 246" calcext:value-type="string">
            <text:p>V 180 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7</text:p>
          </table:table-cell>
          <table:table-cell/>
          <table:table-cell table:formula="of:=CONCATENATE([.A218];[.B218];[.C218];[.D218];[.E218])" office:value-type="string" office:string-value="V 180 247" calcext:value-type="string">
            <text:p>V 180 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8</text:p>
          </table:table-cell>
          <table:table-cell/>
          <table:table-cell table:formula="of:=CONCATENATE([.A219];[.B219];[.C219];[.D219];[.E219])" office:value-type="string" office:string-value="V 180 248" calcext:value-type="string">
            <text:p>V 180 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9</text:p>
          </table:table-cell>
          <table:table-cell/>
          <table:table-cell table:formula="of:=CONCATENATE([.A220];[.B220];[.C220];[.D220];[.E220])" office:value-type="string" office:string-value="V 180 249" calcext:value-type="string">
            <text:p>V 180 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0</text:p>
          </table:table-cell>
          <table:table-cell/>
          <table:table-cell table:formula="of:=CONCATENATE([.A221];[.B221];[.C221];[.D221];[.E221])" office:value-type="string" office:string-value="V 180 250" calcext:value-type="string">
            <text:p>V 180 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1</text:p>
          </table:table-cell>
          <table:table-cell/>
          <table:table-cell table:formula="of:=CONCATENATE([.A222];[.B222];[.C222];[.D222];[.E222])" office:value-type="string" office:string-value="V 180 251" calcext:value-type="string">
            <text:p>V 180 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2</text:p>
          </table:table-cell>
          <table:table-cell/>
          <table:table-cell table:formula="of:=CONCATENATE([.A223];[.B223];[.C223];[.D223];[.E223])" office:value-type="string" office:string-value="V 180 252" calcext:value-type="string">
            <text:p>V 180 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3</text:p>
          </table:table-cell>
          <table:table-cell/>
          <table:table-cell table:formula="of:=CONCATENATE([.A224];[.B224];[.C224];[.D224];[.E224])" office:value-type="string" office:string-value="V 180 253" calcext:value-type="string">
            <text:p>V 180 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4</text:p>
          </table:table-cell>
          <table:table-cell/>
          <table:table-cell table:formula="of:=CONCATENATE([.A225];[.B225];[.C225];[.D225];[.E225])" office:value-type="string" office:string-value="V 180 254" calcext:value-type="string">
            <text:p>V 180 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5</text:p>
          </table:table-cell>
          <table:table-cell/>
          <table:table-cell table:formula="of:=CONCATENATE([.A226];[.B226];[.C226];[.D226];[.E226])" office:value-type="string" office:string-value="V 180 255" calcext:value-type="string">
            <text:p>V 180 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6</text:p>
          </table:table-cell>
          <table:table-cell/>
          <table:table-cell table:formula="of:=CONCATENATE([.A227];[.B227];[.C227];[.D227];[.E227])" office:value-type="string" office:string-value="V 180 256" calcext:value-type="string">
            <text:p>V 180 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7</text:p>
          </table:table-cell>
          <table:table-cell/>
          <table:table-cell table:formula="of:=CONCATENATE([.A228];[.B228];[.C228];[.D228];[.E228])" office:value-type="string" office:string-value="V 180 257" calcext:value-type="string">
            <text:p>V 180 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8</text:p>
          </table:table-cell>
          <table:table-cell/>
          <table:table-cell table:formula="of:=CONCATENATE([.A229];[.B229];[.C229];[.D229];[.E229])" office:value-type="string" office:string-value="V 180 258" calcext:value-type="string">
            <text:p>V 180 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9</text:p>
          </table:table-cell>
          <table:table-cell/>
          <table:table-cell table:formula="of:=CONCATENATE([.A230];[.B230];[.C230];[.D230];[.E230])" office:value-type="string" office:string-value="V 180 259" calcext:value-type="string">
            <text:p>V 180 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0</text:p>
          </table:table-cell>
          <table:table-cell/>
          <table:table-cell table:formula="of:=CONCATENATE([.A231];[.B231];[.C231];[.D231];[.E231])" office:value-type="string" office:string-value="V 180 260" calcext:value-type="string">
            <text:p>V 180 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1</text:p>
          </table:table-cell>
          <table:table-cell/>
          <table:table-cell table:formula="of:=CONCATENATE([.A232];[.B232];[.C232];[.D232];[.E232])" office:value-type="string" office:string-value="V 180 261" calcext:value-type="string">
            <text:p>V 180 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2</text:p>
          </table:table-cell>
          <table:table-cell/>
          <table:table-cell table:formula="of:=CONCATENATE([.A233];[.B233];[.C233];[.D233];[.E233])" office:value-type="string" office:string-value="V 180 262" calcext:value-type="string">
            <text:p>V 180 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3</text:p>
          </table:table-cell>
          <table:table-cell/>
          <table:table-cell table:formula="of:=CONCATENATE([.A234];[.B234];[.C234];[.D234];[.E234])" office:value-type="string" office:string-value="V 180 263" calcext:value-type="string">
            <text:p>V 180 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4</text:p>
          </table:table-cell>
          <table:table-cell/>
          <table:table-cell table:formula="of:=CONCATENATE([.A235];[.B235];[.C235];[.D235];[.E235])" office:value-type="string" office:string-value="V 180 264" calcext:value-type="string">
            <text:p>V 180 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5</text:p>
          </table:table-cell>
          <table:table-cell/>
          <table:table-cell table:formula="of:=CONCATENATE([.A236];[.B236];[.C236];[.D236];[.E236])" office:value-type="string" office:string-value="V 180 265" calcext:value-type="string">
            <text:p>V 180 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6</text:p>
          </table:table-cell>
          <table:table-cell/>
          <table:table-cell table:formula="of:=CONCATENATE([.A237];[.B237];[.C237];[.D237];[.E237])" office:value-type="string" office:string-value="V 180 266" calcext:value-type="string">
            <text:p>V 180 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7</text:p>
          </table:table-cell>
          <table:table-cell/>
          <table:table-cell table:formula="of:=CONCATENATE([.A238];[.B238];[.C238];[.D238];[.E238])" office:value-type="string" office:string-value="V 180 267" calcext:value-type="string">
            <text:p>V 180 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8</text:p>
          </table:table-cell>
          <table:table-cell/>
          <table:table-cell table:formula="of:=CONCATENATE([.A239];[.B239];[.C239];[.D239];[.E239])" office:value-type="string" office:string-value="V 180 268" calcext:value-type="string">
            <text:p>V 180 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9</text:p>
          </table:table-cell>
          <table:table-cell/>
          <table:table-cell table:formula="of:=CONCATENATE([.A240];[.B240];[.C240];[.D240];[.E240])" office:value-type="string" office:string-value="V 180 269" calcext:value-type="string">
            <text:p>V 180 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0</text:p>
          </table:table-cell>
          <table:table-cell/>
          <table:table-cell table:formula="of:=CONCATENATE([.A241];[.B241];[.C241];[.D241];[.E241])" office:value-type="string" office:string-value="V 180 270" calcext:value-type="string">
            <text:p>V 180 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1</text:p>
          </table:table-cell>
          <table:table-cell/>
          <table:table-cell table:formula="of:=CONCATENATE([.A242];[.B242];[.C242];[.D242];[.E242])" office:value-type="string" office:string-value="V 180 271" calcext:value-type="string">
            <text:p>V 180 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2</text:p>
          </table:table-cell>
          <table:table-cell/>
          <table:table-cell table:formula="of:=CONCATENATE([.A243];[.B243];[.C243];[.D243];[.E243])" office:value-type="string" office:string-value="V 180 272" calcext:value-type="string">
            <text:p>V 180 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3</text:p>
          </table:table-cell>
          <table:table-cell/>
          <table:table-cell table:formula="of:=CONCATENATE([.A244];[.B244];[.C244];[.D244];[.E244])" office:value-type="string" office:string-value="V 180 273" calcext:value-type="string">
            <text:p>V 180 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4</text:p>
          </table:table-cell>
          <table:table-cell/>
          <table:table-cell table:formula="of:=CONCATENATE([.A245];[.B245];[.C245];[.D245];[.E245])" office:value-type="string" office:string-value="V 180 274" calcext:value-type="string">
            <text:p>V 180 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5</text:p>
          </table:table-cell>
          <table:table-cell/>
          <table:table-cell table:formula="of:=CONCATENATE([.A246];[.B246];[.C246];[.D246];[.E246])" office:value-type="string" office:string-value="V 180 275" calcext:value-type="string">
            <text:p>V 180 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6</text:p>
          </table:table-cell>
          <table:table-cell/>
          <table:table-cell table:formula="of:=CONCATENATE([.A247];[.B247];[.C247];[.D247];[.E247])" office:value-type="string" office:string-value="V 180 276" calcext:value-type="string">
            <text:p>V 180 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7</text:p>
          </table:table-cell>
          <table:table-cell/>
          <table:table-cell table:formula="of:=CONCATENATE([.A248];[.B248];[.C248];[.D248];[.E248])" office:value-type="string" office:string-value="V 180 277" calcext:value-type="string">
            <text:p>V 180 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8</text:p>
          </table:table-cell>
          <table:table-cell/>
          <table:table-cell table:formula="of:=CONCATENATE([.A249];[.B249];[.C249];[.D249];[.E249])" office:value-type="string" office:string-value="V 180 278" calcext:value-type="string">
            <text:p>V 180 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9</text:p>
          </table:table-cell>
          <table:table-cell/>
          <table:table-cell table:formula="of:=CONCATENATE([.A250];[.B250];[.C250];[.D250];[.E250])" office:value-type="string" office:string-value="V 180 279" calcext:value-type="string">
            <text:p>V 180 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0</text:p>
          </table:table-cell>
          <table:table-cell/>
          <table:table-cell table:formula="of:=CONCATENATE([.A251];[.B251];[.C251];[.D251];[.E251])" office:value-type="string" office:string-value="V 180 280" calcext:value-type="string">
            <text:p>V 180 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1</text:p>
          </table:table-cell>
          <table:table-cell/>
          <table:table-cell table:formula="of:=CONCATENATE([.A252];[.B252];[.C252];[.D252];[.E252])" office:value-type="string" office:string-value="V 180 281" calcext:value-type="string">
            <text:p>V 180 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2</text:p>
          </table:table-cell>
          <table:table-cell/>
          <table:table-cell table:formula="of:=CONCATENATE([.A253];[.B253];[.C253];[.D253];[.E253])" office:value-type="string" office:string-value="V 180 282" calcext:value-type="string">
            <text:p>V 180 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3</text:p>
          </table:table-cell>
          <table:table-cell/>
          <table:table-cell table:formula="of:=CONCATENATE([.A254];[.B254];[.C254];[.D254];[.E254])" office:value-type="string" office:string-value="V 180 283" calcext:value-type="string">
            <text:p>V 180 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4</text:p>
          </table:table-cell>
          <table:table-cell/>
          <table:table-cell table:formula="of:=CONCATENATE([.A255];[.B255];[.C255];[.D255];[.E255])" office:value-type="string" office:string-value="V 180 284" calcext:value-type="string">
            <text:p>V 180 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5</text:p>
          </table:table-cell>
          <table:table-cell/>
          <table:table-cell table:formula="of:=CONCATENATE([.A256];[.B256];[.C256];[.D256];[.E256])" office:value-type="string" office:string-value="V 180 285" calcext:value-type="string">
            <text:p>V 180 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6</text:p>
          </table:table-cell>
          <table:table-cell/>
          <table:table-cell table:formula="of:=CONCATENATE([.A257];[.B257];[.C257];[.D257];[.E257])" office:value-type="string" office:string-value="V 180 286" calcext:value-type="string">
            <text:p>V 180 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7</text:p>
          </table:table-cell>
          <table:table-cell/>
          <table:table-cell table:formula="of:=CONCATENATE([.A258];[.B258];[.C258];[.D258];[.E258])" office:value-type="string" office:string-value="V 180 287" calcext:value-type="string">
            <text:p>V 180 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8</text:p>
          </table:table-cell>
          <table:table-cell/>
          <table:table-cell table:formula="of:=CONCATENATE([.A259];[.B259];[.C259];[.D259];[.E259])" office:value-type="string" office:string-value="V 180 288" calcext:value-type="string">
            <text:p>V 180 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9</text:p>
          </table:table-cell>
          <table:table-cell/>
          <table:table-cell table:formula="of:=CONCATENATE([.A260];[.B260];[.C260];[.D260];[.E260])" office:value-type="string" office:string-value="V 180 289" calcext:value-type="string">
            <text:p>V 180 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0</text:p>
          </table:table-cell>
          <table:table-cell/>
          <table:table-cell table:formula="of:=CONCATENATE([.A261];[.B261];[.C261];[.D261];[.E261])" office:value-type="string" office:string-value="V 180 290" calcext:value-type="string">
            <text:p>V 180 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1</text:p>
          </table:table-cell>
          <table:table-cell/>
          <table:table-cell table:formula="of:=CONCATENATE([.A262];[.B262];[.C262];[.D262];[.E262])" office:value-type="string" office:string-value="V 180 291" calcext:value-type="string">
            <text:p>V 180 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2</text:p>
          </table:table-cell>
          <table:table-cell/>
          <table:table-cell table:formula="of:=CONCATENATE([.A263];[.B263];[.C263];[.D263];[.E263])" office:value-type="string" office:string-value="V 180 292" calcext:value-type="string">
            <text:p>V 180 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3</text:p>
          </table:table-cell>
          <table:table-cell/>
          <table:table-cell table:formula="of:=CONCATENATE([.A264];[.B264];[.C264];[.D264];[.E264])" office:value-type="string" office:string-value="V 180 293" calcext:value-type="string">
            <text:p>V 180 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4</text:p>
          </table:table-cell>
          <table:table-cell/>
          <table:table-cell table:formula="of:=CONCATENATE([.A265];[.B265];[.C265];[.D265];[.E265])" office:value-type="string" office:string-value="V 180 294" calcext:value-type="string">
            <text:p>V 180 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5</text:p>
          </table:table-cell>
          <table:table-cell/>
          <table:table-cell table:formula="of:=CONCATENATE([.A266];[.B266];[.C266];[.D266];[.E266])" office:value-type="string" office:string-value="V 180 295" calcext:value-type="string">
            <text:p>V 180 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6</text:p>
          </table:table-cell>
          <table:table-cell/>
          <table:table-cell table:formula="of:=CONCATENATE([.A267];[.B267];[.C267];[.D267];[.E267])" office:value-type="string" office:string-value="V 180 296" calcext:value-type="string">
            <text:p>V 180 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7</text:p>
          </table:table-cell>
          <table:table-cell/>
          <table:table-cell table:formula="of:=CONCATENATE([.A268];[.B268];[.C268];[.D268];[.E268])" office:value-type="string" office:string-value="V 180 297" calcext:value-type="string">
            <text:p>V 180 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8</text:p>
          </table:table-cell>
          <table:table-cell/>
          <table:table-cell table:formula="of:=CONCATENATE([.A269];[.B269];[.C269];[.D269];[.E269])" office:value-type="string" office:string-value="V 180 298" calcext:value-type="string">
            <text:p>V 180 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9</text:p>
          </table:table-cell>
          <table:table-cell/>
          <table:table-cell table:formula="of:=CONCATENATE([.A270];[.B270];[.C270];[.D270];[.E270])" office:value-type="string" office:string-value="V 180 299" calcext:value-type="string">
            <text:p>V 180 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0</text:p>
          </table:table-cell>
          <table:table-cell/>
          <table:table-cell table:formula="of:=CONCATENATE([.A271];[.B271];[.C271];[.D271];[.E271])" office:value-type="string" office:string-value="V 180 300" calcext:value-type="string">
            <text:p>V 180 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1</text:p>
          </table:table-cell>
          <table:table-cell/>
          <table:table-cell table:formula="of:=CONCATENATE([.A272];[.B272];[.C272];[.D272];[.E272])" office:value-type="string" office:string-value="V 180 301" calcext:value-type="string">
            <text:p>V 180 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2</text:p>
          </table:table-cell>
          <table:table-cell/>
          <table:table-cell table:formula="of:=CONCATENATE([.A273];[.B273];[.C273];[.D273];[.E273])" office:value-type="string" office:string-value="V 180 302" calcext:value-type="string">
            <text:p>V 180 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3</text:p>
          </table:table-cell>
          <table:table-cell/>
          <table:table-cell table:formula="of:=CONCATENATE([.A274];[.B274];[.C274];[.D274];[.E274])" office:value-type="string" office:string-value="V 180 303" calcext:value-type="string">
            <text:p>V 180 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4</text:p>
          </table:table-cell>
          <table:table-cell/>
          <table:table-cell table:formula="of:=CONCATENATE([.A275];[.B275];[.C275];[.D275];[.E275])" office:value-type="string" office:string-value="V 180 304" calcext:value-type="string">
            <text:p>V 180 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5</text:p>
          </table:table-cell>
          <table:table-cell/>
          <table:table-cell table:formula="of:=CONCATENATE([.A276];[.B276];[.C276];[.D276];[.E276])" office:value-type="string" office:string-value="V 180 305" calcext:value-type="string">
            <text:p>V 180 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6</text:p>
          </table:table-cell>
          <table:table-cell/>
          <table:table-cell table:formula="of:=CONCATENATE([.A277];[.B277];[.C277];[.D277];[.E277])" office:value-type="string" office:string-value="V 180 306" calcext:value-type="string">
            <text:p>V 180 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7</text:p>
          </table:table-cell>
          <table:table-cell/>
          <table:table-cell table:formula="of:=CONCATENATE([.A278];[.B278];[.C278];[.D278];[.E278])" office:value-type="string" office:string-value="V 180 307" calcext:value-type="string">
            <text:p>V 180 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8</text:p>
          </table:table-cell>
          <table:table-cell/>
          <table:table-cell table:formula="of:=CONCATENATE([.A279];[.B279];[.C279];[.D279];[.E279])" office:value-type="string" office:string-value="V 180 308" calcext:value-type="string">
            <text:p>V 180 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09</text:p>
          </table:table-cell>
          <table:table-cell/>
          <table:table-cell table:formula="of:=CONCATENATE([.A280];[.B280];[.C280];[.D280];[.E280])" office:value-type="string" office:string-value="V 180 309" calcext:value-type="string">
            <text:p>V 180 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0</text:p>
          </table:table-cell>
          <table:table-cell/>
          <table:table-cell table:formula="of:=CONCATENATE([.A281];[.B281];[.C281];[.D281];[.E281])" office:value-type="string" office:string-value="V 180 310" calcext:value-type="string">
            <text:p>V 180 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1</text:p>
          </table:table-cell>
          <table:table-cell/>
          <table:table-cell table:formula="of:=CONCATENATE([.A282];[.B282];[.C282];[.D282];[.E282])" office:value-type="string" office:string-value="V 180 311" calcext:value-type="string">
            <text:p>V 180 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2</text:p>
          </table:table-cell>
          <table:table-cell/>
          <table:table-cell table:formula="of:=CONCATENATE([.A283];[.B283];[.C283];[.D283];[.E283])" office:value-type="string" office:string-value="V 180 312" calcext:value-type="string">
            <text:p>V 180 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3</text:p>
          </table:table-cell>
          <table:table-cell/>
          <table:table-cell table:formula="of:=CONCATENATE([.A284];[.B284];[.C284];[.D284];[.E284])" office:value-type="string" office:string-value="V 180 313" calcext:value-type="string">
            <text:p>V 180 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4</text:p>
          </table:table-cell>
          <table:table-cell/>
          <table:table-cell table:formula="of:=CONCATENATE([.A285];[.B285];[.C285];[.D285];[.E285])" office:value-type="string" office:string-value="V 180 314" calcext:value-type="string">
            <text:p>V 180 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5</text:p>
          </table:table-cell>
          <table:table-cell/>
          <table:table-cell table:formula="of:=CONCATENATE([.A286];[.B286];[.C286];[.D286];[.E286])" office:value-type="string" office:string-value="V 180 315" calcext:value-type="string">
            <text:p>V 180 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6</text:p>
          </table:table-cell>
          <table:table-cell/>
          <table:table-cell table:formula="of:=CONCATENATE([.A287];[.B287];[.C287];[.D287];[.E287])" office:value-type="string" office:string-value="V 180 316" calcext:value-type="string">
            <text:p>V 180 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7</text:p>
          </table:table-cell>
          <table:table-cell/>
          <table:table-cell table:formula="of:=CONCATENATE([.A288];[.B288];[.C288];[.D288];[.E288])" office:value-type="string" office:string-value="V 180 317" calcext:value-type="string">
            <text:p>V 180 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8</text:p>
          </table:table-cell>
          <table:table-cell/>
          <table:table-cell table:formula="of:=CONCATENATE([.A289];[.B289];[.C289];[.D289];[.E289])" office:value-type="string" office:string-value="V 180 318" calcext:value-type="string">
            <text:p>V 180 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19</text:p>
          </table:table-cell>
          <table:table-cell/>
          <table:table-cell table:formula="of:=CONCATENATE([.A290];[.B290];[.C290];[.D290];[.E290])" office:value-type="string" office:string-value="V 180 319" calcext:value-type="string">
            <text:p>V 180 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0</text:p>
          </table:table-cell>
          <table:table-cell/>
          <table:table-cell table:formula="of:=CONCATENATE([.A291];[.B291];[.C291];[.D291];[.E291])" office:value-type="string" office:string-value="V 180 320" calcext:value-type="string">
            <text:p>V 180 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1</text:p>
          </table:table-cell>
          <table:table-cell/>
          <table:table-cell table:formula="of:=CONCATENATE([.A292];[.B292];[.C292];[.D292];[.E292])" office:value-type="string" office:string-value="V 180 321" calcext:value-type="string">
            <text:p>V 180 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2</text:p>
          </table:table-cell>
          <table:table-cell/>
          <table:table-cell table:formula="of:=CONCATENATE([.A293];[.B293];[.C293];[.D293];[.E293])" office:value-type="string" office:string-value="V 180 322" calcext:value-type="string">
            <text:p>V 180 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3</text:p>
          </table:table-cell>
          <table:table-cell/>
          <table:table-cell table:formula="of:=CONCATENATE([.A294];[.B294];[.C294];[.D294];[.E294])" office:value-type="string" office:string-value="V 180 323" calcext:value-type="string">
            <text:p>V 180 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4</text:p>
          </table:table-cell>
          <table:table-cell/>
          <table:table-cell table:formula="of:=CONCATENATE([.A295];[.B295];[.C295];[.D295];[.E295])" office:value-type="string" office:string-value="V 180 324" calcext:value-type="string">
            <text:p>V 180 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5</text:p>
          </table:table-cell>
          <table:table-cell/>
          <table:table-cell table:formula="of:=CONCATENATE([.A296];[.B296];[.C296];[.D296];[.E296])" office:value-type="string" office:string-value="V 180 325" calcext:value-type="string">
            <text:p>V 180 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6</text:p>
          </table:table-cell>
          <table:table-cell/>
          <table:table-cell table:formula="of:=CONCATENATE([.A297];[.B297];[.C297];[.D297];[.E297])" office:value-type="string" office:string-value="V 180 326" calcext:value-type="string">
            <text:p>V 180 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7</text:p>
          </table:table-cell>
          <table:table-cell/>
          <table:table-cell table:formula="of:=CONCATENATE([.A298];[.B298];[.C298];[.D298];[.E298])" office:value-type="string" office:string-value="V 180 327" calcext:value-type="string">
            <text:p>V 180 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8</text:p>
          </table:table-cell>
          <table:table-cell/>
          <table:table-cell table:formula="of:=CONCATENATE([.A299];[.B299];[.C299];[.D299];[.E299])" office:value-type="string" office:string-value="V 180 328" calcext:value-type="string">
            <text:p>V 180 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9</text:p>
          </table:table-cell>
          <table:table-cell/>
          <table:table-cell table:formula="of:=CONCATENATE([.A300];[.B300];[.C300];[.D300];[.E300])" office:value-type="string" office:string-value="V 180 329" calcext:value-type="string">
            <text:p>V 180 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0</text:p>
          </table:table-cell>
          <table:table-cell/>
          <table:table-cell table:formula="of:=CONCATENATE([.A301];[.B301];[.C301];[.D301];[.E301])" office:value-type="string" office:string-value="V 180 330" calcext:value-type="string">
            <text:p>V 180 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1</text:p>
          </table:table-cell>
          <table:table-cell/>
          <table:table-cell table:formula="of:=CONCATENATE([.A302];[.B302];[.C302];[.D302];[.E302])" office:value-type="string" office:string-value="V 180 331" calcext:value-type="string">
            <text:p>V 180 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2</text:p>
          </table:table-cell>
          <table:table-cell/>
          <table:table-cell table:formula="of:=CONCATENATE([.A303];[.B303];[.C303];[.D303];[.E303])" office:value-type="string" office:string-value="V 180 332" calcext:value-type="string">
            <text:p>V 180 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3</text:p>
          </table:table-cell>
          <table:table-cell/>
          <table:table-cell table:formula="of:=CONCATENATE([.A304];[.B304];[.C304];[.D304];[.E304])" office:value-type="string" office:string-value="V 180 333" calcext:value-type="string">
            <text:p>V 180 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4</text:p>
          </table:table-cell>
          <table:table-cell/>
          <table:table-cell table:formula="of:=CONCATENATE([.A305];[.B305];[.C305];[.D305];[.E305])" office:value-type="string" office:string-value="V 180 334" calcext:value-type="string">
            <text:p>V 180 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5</text:p>
          </table:table-cell>
          <table:table-cell/>
          <table:table-cell table:formula="of:=CONCATENATE([.A306];[.B306];[.C306];[.D306];[.E306])" office:value-type="string" office:string-value="V 180 335" calcext:value-type="string">
            <text:p>V 180 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6</text:p>
          </table:table-cell>
          <table:table-cell/>
          <table:table-cell table:formula="of:=CONCATENATE([.A307];[.B307];[.C307];[.D307];[.E307])" office:value-type="string" office:string-value="V 180 336" calcext:value-type="string">
            <text:p>V 180 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7</text:p>
          </table:table-cell>
          <table:table-cell/>
          <table:table-cell table:formula="of:=CONCATENATE([.A308];[.B308];[.C308];[.D308];[.E308])" office:value-type="string" office:string-value="V 180 337" calcext:value-type="string">
            <text:p>V 180 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8</text:p>
          </table:table-cell>
          <table:table-cell/>
          <table:table-cell table:formula="of:=CONCATENATE([.A309];[.B309];[.C309];[.D309];[.E309])" office:value-type="string" office:string-value="V 180 338" calcext:value-type="string">
            <text:p>V 180 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39</text:p>
          </table:table-cell>
          <table:table-cell/>
          <table:table-cell table:formula="of:=CONCATENATE([.A310];[.B310];[.C310];[.D310];[.E310])" office:value-type="string" office:string-value="V 180 339" calcext:value-type="string">
            <text:p>V 180 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0</text:p>
          </table:table-cell>
          <table:table-cell/>
          <table:table-cell table:formula="of:=CONCATENATE([.A311];[.B311];[.C311];[.D311];[.E311])" office:value-type="string" office:string-value="V 180 340" calcext:value-type="string">
            <text:p>V 180 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1</text:p>
          </table:table-cell>
          <table:table-cell/>
          <table:table-cell table:formula="of:=CONCATENATE([.A312];[.B312];[.C312];[.D312];[.E312])" office:value-type="string" office:string-value="V 180 341" calcext:value-type="string">
            <text:p>V 180 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2</text:p>
          </table:table-cell>
          <table:table-cell/>
          <table:table-cell table:formula="of:=CONCATENATE([.A313];[.B313];[.C313];[.D313];[.E313])" office:value-type="string" office:string-value="V 180 342" calcext:value-type="string">
            <text:p>V 180 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3</text:p>
          </table:table-cell>
          <table:table-cell/>
          <table:table-cell table:formula="of:=CONCATENATE([.A314];[.B314];[.C314];[.D314];[.E314])" office:value-type="string" office:string-value="V 180 343" calcext:value-type="string">
            <text:p>V 180 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4</text:p>
          </table:table-cell>
          <table:table-cell/>
          <table:table-cell table:formula="of:=CONCATENATE([.A315];[.B315];[.C315];[.D315];[.E315])" office:value-type="string" office:string-value="V 180 344" calcext:value-type="string">
            <text:p>V 180 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5</text:p>
          </table:table-cell>
          <table:table-cell/>
          <table:table-cell table:formula="of:=CONCATENATE([.A316];[.B316];[.C316];[.D316];[.E316])" office:value-type="string" office:string-value="V 180 345" calcext:value-type="string">
            <text:p>V 180 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6</text:p>
          </table:table-cell>
          <table:table-cell/>
          <table:table-cell table:formula="of:=CONCATENATE([.A317];[.B317];[.C317];[.D317];[.E317])" office:value-type="string" office:string-value="V 180 346" calcext:value-type="string">
            <text:p>V 180 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7</text:p>
          </table:table-cell>
          <table:table-cell/>
          <table:table-cell table:formula="of:=CONCATENATE([.A318];[.B318];[.C318];[.D318];[.E318])" office:value-type="string" office:string-value="V 180 347" calcext:value-type="string">
            <text:p>V 180 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8</text:p>
          </table:table-cell>
          <table:table-cell/>
          <table:table-cell table:formula="of:=CONCATENATE([.A319];[.B319];[.C319];[.D319];[.E319])" office:value-type="string" office:string-value="V 180 348" calcext:value-type="string">
            <text:p>V 180 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9</text:p>
          </table:table-cell>
          <table:table-cell/>
          <table:table-cell table:formula="of:=CONCATENATE([.A320];[.B320];[.C320];[.D320];[.E320])" office:value-type="string" office:string-value="V 180 349" calcext:value-type="string">
            <text:p>V 180 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0</text:p>
          </table:table-cell>
          <table:table-cell/>
          <table:table-cell table:formula="of:=CONCATENATE([.A321];[.B321];[.C321];[.D321];[.E321])" office:value-type="string" office:string-value="V 180 350" calcext:value-type="string">
            <text:p>V 180 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1</text:p>
          </table:table-cell>
          <table:table-cell/>
          <table:table-cell table:formula="of:=CONCATENATE([.A322];[.B322];[.C322];[.D322];[.E322])" office:value-type="string" office:string-value="V 180 351" calcext:value-type="string">
            <text:p>V 180 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2</text:p>
          </table:table-cell>
          <table:table-cell/>
          <table:table-cell table:formula="of:=CONCATENATE([.A323];[.B323];[.C323];[.D323];[.E323])" office:value-type="string" office:string-value="V 180 352" calcext:value-type="string">
            <text:p>V 180 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3</text:p>
          </table:table-cell>
          <table:table-cell/>
          <table:table-cell table:formula="of:=CONCATENATE([.A324];[.B324];[.C324];[.D324];[.E324])" office:value-type="string" office:string-value="V 180 353" calcext:value-type="string">
            <text:p>V 180 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4</text:p>
          </table:table-cell>
          <table:table-cell/>
          <table:table-cell table:formula="of:=CONCATENATE([.A325];[.B325];[.C325];[.D325];[.E325])" office:value-type="string" office:string-value="V 180 354" calcext:value-type="string">
            <text:p>V 180 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5</text:p>
          </table:table-cell>
          <table:table-cell/>
          <table:table-cell table:formula="of:=CONCATENATE([.A326];[.B326];[.C326];[.D326];[.E326])" office:value-type="string" office:string-value="V 180 355" calcext:value-type="string">
            <text:p>V 180 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6</text:p>
          </table:table-cell>
          <table:table-cell/>
          <table:table-cell table:formula="of:=CONCATENATE([.A327];[.B327];[.C327];[.D327];[.E327])" office:value-type="string" office:string-value="V 180 356" calcext:value-type="string">
            <text:p>V 180 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7</text:p>
          </table:table-cell>
          <table:table-cell/>
          <table:table-cell table:formula="of:=CONCATENATE([.A328];[.B328];[.C328];[.D328];[.E328])" office:value-type="string" office:string-value="V 180 357" calcext:value-type="string">
            <text:p>V 180 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8</text:p>
          </table:table-cell>
          <table:table-cell/>
          <table:table-cell table:formula="of:=CONCATENATE([.A329];[.B329];[.C329];[.D329];[.E329])" office:value-type="string" office:string-value="V 180 358" calcext:value-type="string">
            <text:p>V 180 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59</text:p>
          </table:table-cell>
          <table:table-cell/>
          <table:table-cell table:formula="of:=CONCATENATE([.A330];[.B330];[.C330];[.D330];[.E330])" office:value-type="string" office:string-value="V 180 359" calcext:value-type="string">
            <text:p>V 180 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0</text:p>
          </table:table-cell>
          <table:table-cell/>
          <table:table-cell table:formula="of:=CONCATENATE([.A331];[.B331];[.C331];[.D331];[.E331])" office:value-type="string" office:string-value="V 180 360" calcext:value-type="string">
            <text:p>V 180 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1</text:p>
          </table:table-cell>
          <table:table-cell/>
          <table:table-cell table:formula="of:=CONCATENATE([.A332];[.B332];[.C332];[.D332];[.E332])" office:value-type="string" office:string-value="V 180 361" calcext:value-type="string">
            <text:p>V 180 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2</text:p>
          </table:table-cell>
          <table:table-cell/>
          <table:table-cell table:formula="of:=CONCATENATE([.A333];[.B333];[.C333];[.D333];[.E333])" office:value-type="string" office:string-value="V 180 362" calcext:value-type="string">
            <text:p>V 180 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3</text:p>
          </table:table-cell>
          <table:table-cell/>
          <table:table-cell table:formula="of:=CONCATENATE([.A334];[.B334];[.C334];[.D334];[.E334])" office:value-type="string" office:string-value="V 180 363" calcext:value-type="string">
            <text:p>V 180 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4</text:p>
          </table:table-cell>
          <table:table-cell/>
          <table:table-cell table:formula="of:=CONCATENATE([.A335];[.B335];[.C335];[.D335];[.E335])" office:value-type="string" office:string-value="V 180 364" calcext:value-type="string">
            <text:p>V 180 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5</text:p>
          </table:table-cell>
          <table:table-cell/>
          <table:table-cell table:formula="of:=CONCATENATE([.A336];[.B336];[.C336];[.D336];[.E336])" office:value-type="string" office:string-value="V 180 365" calcext:value-type="string">
            <text:p>V 180 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6</text:p>
          </table:table-cell>
          <table:table-cell/>
          <table:table-cell table:formula="of:=CONCATENATE([.A337];[.B337];[.C337];[.D337];[.E337])" office:value-type="string" office:string-value="V 180 366" calcext:value-type="string">
            <text:p>V 180 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7</text:p>
          </table:table-cell>
          <table:table-cell/>
          <table:table-cell table:formula="of:=CONCATENATE([.A338];[.B338];[.C338];[.D338];[.E338])" office:value-type="string" office:string-value="V 180 367" calcext:value-type="string">
            <text:p>V 180 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8</text:p>
          </table:table-cell>
          <table:table-cell/>
          <table:table-cell table:formula="of:=CONCATENATE([.A339];[.B339];[.C339];[.D339];[.E339])" office:value-type="string" office:string-value="V 180 368" calcext:value-type="string">
            <text:p>V 180 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69</text:p>
          </table:table-cell>
          <table:table-cell/>
          <table:table-cell table:formula="of:=CONCATENATE([.A340];[.B340];[.C340];[.D340];[.E340])" office:value-type="string" office:string-value="V 180 369" calcext:value-type="string">
            <text:p>V 180 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0</text:p>
          </table:table-cell>
          <table:table-cell/>
          <table:table-cell table:formula="of:=CONCATENATE([.A341];[.B341];[.C341];[.D341];[.E341])" office:value-type="string" office:string-value="V 180 370" calcext:value-type="string">
            <text:p>V 180 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1</text:p>
          </table:table-cell>
          <table:table-cell/>
          <table:table-cell table:formula="of:=CONCATENATE([.A342];[.B342];[.C342];[.D342];[.E342])" office:value-type="string" office:string-value="V 180 371" calcext:value-type="string">
            <text:p>V 180 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2</text:p>
          </table:table-cell>
          <table:table-cell/>
          <table:table-cell table:formula="of:=CONCATENATE([.A343];[.B343];[.C343];[.D343];[.E343])" office:value-type="string" office:string-value="V 180 372" calcext:value-type="string">
            <text:p>V 180 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3</text:p>
          </table:table-cell>
          <table:table-cell/>
          <table:table-cell table:formula="of:=CONCATENATE([.A344];[.B344];[.C344];[.D344];[.E344])" office:value-type="string" office:string-value="V 180 373" calcext:value-type="string">
            <text:p>V 180 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4</text:p>
          </table:table-cell>
          <table:table-cell/>
          <table:table-cell table:formula="of:=CONCATENATE([.A345];[.B345];[.C345];[.D345];[.E345])" office:value-type="string" office:string-value="V 180 374" calcext:value-type="string">
            <text:p>V 180 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5</text:p>
          </table:table-cell>
          <table:table-cell/>
          <table:table-cell table:formula="of:=CONCATENATE([.A346];[.B346];[.C346];[.D346];[.E346])" office:value-type="string" office:string-value="V 180 375" calcext:value-type="string">
            <text:p>V 180 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6</text:p>
          </table:table-cell>
          <table:table-cell/>
          <table:table-cell table:formula="of:=CONCATENATE([.A347];[.B347];[.C347];[.D347];[.E347])" office:value-type="string" office:string-value="V 180 376" calcext:value-type="string">
            <text:p>V 180 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7</text:p>
          </table:table-cell>
          <table:table-cell/>
          <table:table-cell table:formula="of:=CONCATENATE([.A348];[.B348];[.C348];[.D348];[.E348])" office:value-type="string" office:string-value="V 180 377" calcext:value-type="string">
            <text:p>V 180 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8</text:p>
          </table:table-cell>
          <table:table-cell/>
          <table:table-cell table:formula="of:=CONCATENATE([.A349];[.B349];[.C349];[.D349];[.E349])" office:value-type="string" office:string-value="V 180 378" calcext:value-type="string">
            <text:p>V 180 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79</text:p>
          </table:table-cell>
          <table:table-cell/>
          <table:table-cell table:formula="of:=CONCATENATE([.A350];[.B350];[.C350];[.D350];[.E350])" office:value-type="string" office:string-value="V 180 379" calcext:value-type="string">
            <text:p>V 180 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0</text:p>
          </table:table-cell>
          <table:table-cell/>
          <table:table-cell table:formula="of:=CONCATENATE([.A351];[.B351];[.C351];[.D351];[.E351])" office:value-type="string" office:string-value="V 180 380" calcext:value-type="string">
            <text:p>V 180 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1</text:p>
          </table:table-cell>
          <table:table-cell/>
          <table:table-cell table:formula="of:=CONCATENATE([.A352];[.B352];[.C352];[.D352];[.E352])" office:value-type="string" office:string-value="V 180 381" calcext:value-type="string">
            <text:p>V 180 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2</text:p>
          </table:table-cell>
          <table:table-cell/>
          <table:table-cell table:formula="of:=CONCATENATE([.A353];[.B353];[.C353];[.D353];[.E353])" office:value-type="string" office:string-value="V 180 382" calcext:value-type="string">
            <text:p>V 180 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3</text:p>
          </table:table-cell>
          <table:table-cell/>
          <table:table-cell table:formula="of:=CONCATENATE([.A354];[.B354];[.C354];[.D354];[.E354])" office:value-type="string" office:string-value="V 180 383" calcext:value-type="string">
            <text:p>V 180 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4</text:p>
          </table:table-cell>
          <table:table-cell/>
          <table:table-cell table:formula="of:=CONCATENATE([.A355];[.B355];[.C355];[.D355];[.E355])" office:value-type="string" office:string-value="V 180 384" calcext:value-type="string">
            <text:p>V 180 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5</text:p>
          </table:table-cell>
          <table:table-cell/>
          <table:table-cell table:formula="of:=CONCATENATE([.A356];[.B356];[.C356];[.D356];[.E356])" office:value-type="string" office:string-value="V 180 385" calcext:value-type="string">
            <text:p>V 180 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6</text:p>
          </table:table-cell>
          <table:table-cell/>
          <table:table-cell table:formula="of:=CONCATENATE([.A357];[.B357];[.C357];[.D357];[.E357])" office:value-type="string" office:string-value="V 180 386" calcext:value-type="string">
            <text:p>V 180 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7</text:p>
          </table:table-cell>
          <table:table-cell/>
          <table:table-cell table:formula="of:=CONCATENATE([.A358];[.B358];[.C358];[.D358];[.E358])" office:value-type="string" office:string-value="V 180 387" calcext:value-type="string">
            <text:p>V 180 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8</text:p>
          </table:table-cell>
          <table:table-cell/>
          <table:table-cell table:formula="of:=CONCATENATE([.A359];[.B359];[.C359];[.D359];[.E359])" office:value-type="string" office:string-value="V 180 388" calcext:value-type="string">
            <text:p>V 180 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89</text:p>
          </table:table-cell>
          <table:table-cell/>
          <table:table-cell table:formula="of:=CONCATENATE([.A360];[.B360];[.C360];[.D360];[.E360])" office:value-type="string" office:string-value="V 180 389" calcext:value-type="string">
            <text:p>V 180 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0</text:p>
          </table:table-cell>
          <table:table-cell/>
          <table:table-cell table:formula="of:=CONCATENATE([.A361];[.B361];[.C361];[.D361];[.E361])" office:value-type="string" office:string-value="V 180 390" calcext:value-type="string">
            <text:p>V 180 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1</text:p>
          </table:table-cell>
          <table:table-cell/>
          <table:table-cell table:formula="of:=CONCATENATE([.A362];[.B362];[.C362];[.D362];[.E362])" office:value-type="string" office:string-value="V 180 391" calcext:value-type="string">
            <text:p>V 180 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2</text:p>
          </table:table-cell>
          <table:table-cell/>
          <table:table-cell table:formula="of:=CONCATENATE([.A363];[.B363];[.C363];[.D363];[.E363])" office:value-type="string" office:string-value="V 180 392" calcext:value-type="string">
            <text:p>V 180 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3</text:p>
          </table:table-cell>
          <table:table-cell/>
          <table:table-cell table:formula="of:=CONCATENATE([.A364];[.B364];[.C364];[.D364];[.E364])" office:value-type="string" office:string-value="V 180 393" calcext:value-type="string">
            <text:p>V 180 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4</text:p>
          </table:table-cell>
          <table:table-cell/>
          <table:table-cell table:formula="of:=CONCATENATE([.A365];[.B365];[.C365];[.D365];[.E365])" office:value-type="string" office:string-value="V 180 394" calcext:value-type="string">
            <text:p>V 180 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5</text:p>
          </table:table-cell>
          <table:table-cell/>
          <table:table-cell table:formula="of:=CONCATENATE([.A366];[.B366];[.C366];[.D366];[.E366])" office:value-type="string" office:string-value="V 180 395" calcext:value-type="string">
            <text:p>V 180 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6</text:p>
          </table:table-cell>
          <table:table-cell/>
          <table:table-cell table:formula="of:=CONCATENATE([.A367];[.B367];[.C367];[.D367];[.E367])" office:value-type="string" office:string-value="V 180 396" calcext:value-type="string">
            <text:p>V 180 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7</text:p>
          </table:table-cell>
          <table:table-cell/>
          <table:table-cell table:formula="of:=CONCATENATE([.A368];[.B368];[.C368];[.D368];[.E368])" office:value-type="string" office:string-value="V 180 397" calcext:value-type="string">
            <text:p>V 180 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8</text:p>
          </table:table-cell>
          <table:table-cell/>
          <table:table-cell table:formula="of:=CONCATENATE([.A369];[.B369];[.C369];[.D369];[.E369])" office:value-type="string" office:string-value="V 180 398" calcext:value-type="string">
            <text:p>V 180 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99</text:p>
          </table:table-cell>
          <table:table-cell/>
          <table:table-cell table:formula="of:=CONCATENATE([.A370];[.B370];[.C370];[.D370];[.E370])" office:value-type="string" office:string-value="V 180 399" calcext:value-type="string">
            <text:p>V 180 399</text:p>
          </table:table-cell>
          <table:table-cell table:number-columns-repeated="1017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5T19:05:47.013046779</dc:date>
    <dc:creator>Andreas Böttger</dc:creator>
    <meta:editing-duration>P0D</meta:editing-duration>
    <meta:editing-cycles>1</meta:editing-cycles>
    <meta:generator>LibreOffice/4.2.4.2$Linux_X86_64 LibreOffice_project/420m0$Build-2</meta:generator>
    <meta:document-statistic meta:table-count="1" meta:cell-count="2208" meta:object-count="0"/>
  </office:meta>
</office:document-meta>
</file>